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279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Grafico_20_di_20_Gant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Poppins" style:font-size-complex="1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Poppins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" style:family="table-cell" style:parent-style-name="Default">
      <style:text-properties style:font-name="Roboto" fo:font-size="10pt" style:font-size-asian="10pt" style:font-size-complex="10pt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c0c0c0" style:text-align-source="value-type" style:repeat-content="false" fo:wrap-option="wrap" fo:border-left="none" style:direction="ltr" fo:border-right="none" style:rotation-angle="0" style:rotation-align="none" style:shrink-to-fit="false" fo:border-top="0.06pt solid #c0c0c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c0c0c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a9a9a9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39" style:family="table-cell" style:parent-style-name="Default">
      <style:table-cell-properties fo:border-bottom="2.49pt solid #0b539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d9d9d9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5" style:family="table-cell" style:parent-style-name="Default" style:data-style-name="N144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9" style:family="table-cell" style:parent-style-name="Default" style:data-style-name="N144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5" style:family="table-cell" style:parent-style-name="Default" style:data-style-name="N146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7" style:family="table-cell" style:parent-style-name="Default" style:data-style-name="N146">
      <style:table-cell-properties fo:border-bottom="0.74pt solid #b7b7b7" fo:background-color="#2e8b5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8" style:family="table-cell" style:parent-style-name="Default" style:data-style-name="N146">
      <style:table-cell-properties fo:border-bottom="0.74pt solid #b7b7b7" fo:background-color="#2e8b5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9" style:family="table-cell" style:parent-style-name="Default" style:data-style-name="N146">
      <style:table-cell-properties fo:border-bottom="0.74pt solid #b7b7b7" fo:background-color="#2e8b5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 style:data-style-name="N146">
      <style:table-cell-properties fo:border-bottom="0.06pt solid #c0c0c0" fo:background-color="#fffff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1" style:family="table-cell" style:parent-style-name="Default" style:data-style-name="N146">
      <style:table-cell-properties fo:border-bottom="0.74pt solid #b7b7b7" fo:background-color="#8fbc8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2" style:family="table-cell" style:parent-style-name="Default" style:data-style-name="N146">
      <style:table-cell-properties fo:border-bottom="0.74pt solid #b7b7b7" fo:background-color="#00f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 style:data-style-name="N146">
      <style:table-cell-properties fo:border-bottom="0.74pt solid #b7b7b7" fo:background-color="#90ee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4" style:family="table-cell" style:parent-style-name="Default" style:data-style-name="N146">
      <style:table-cell-properties fo:border-bottom="0.74pt solid #b7b7b7" fo:background-color="#90ee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 style:data-style-name="N146">
      <style:table-cell-properties fo:border-bottom="0.74pt solid #b7b7b7" fo:background-color="#90ee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6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7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8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9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0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1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2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6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7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8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9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1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2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3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5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6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7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9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3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6" style:family="table-cell" style:parent-style-name="Default">
      <style:table-cell-properties fo:border-bottom="0.06pt solid #b7b7b7" style:diagonal-bl-tr="none" style:diagonal-tl-br="none" style:text-align-source="fix" style:repeat-content="false" fo:background-color="transparent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background-color="transparent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4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3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4" style:family="table-cell" style:parent-style-name="Default" style:data-style-name="N14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5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6" style:family="table-cell" style:parent-style-name="Default" style:data-style-name="N145">
      <style:table-cell-properties fo:background-color="#1e90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2" style:family="table-cell" style:parent-style-name="Default">
      <style:table-cell-properties fo:background-color="#1e90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7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0" style:family="table-cell" style:parent-style-name="Default" style:data-style-name="N144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3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4" style:family="table-cell" style:parent-style-name="Default">
      <style:table-cell-properties fo:border-bottom="0.06pt solid #b7b7b7" fo:background-color="#1e90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5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6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28" style:family="table-cell" style:parent-style-name="Default">
      <style:table-cell-properties fo:background-color="#ffa07a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9" style:family="table-cell" style:parent-style-name="Default">
      <style:table-cell-properties fo:background-color="#deb887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0" style:family="table-cell" style:parent-style-name="Default">
      <style:table-cell-properties fo:border-bottom="none" fo:background-color="#e9967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1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33" style:family="table-cell" style:parent-style-name="Default">
      <style:table-cell-properties fo:background-color="#ffa07a"/>
    </style:style>
    <style:style style:name="ce134" style:family="table-cell" style:parent-style-name="Default">
      <style:table-cell-properties fo:border-bottom="0.74pt solid #b7b7b7" fo:background-color="#deb88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b7b7b7" fo:background-color="#deb88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8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0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4" style:family="table-cell" style:parent-style-name="Default">
      <style:table-cell-properties fo:border-bottom="none" fo:background-color="#cd853f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none" fo:background-color="#ffa07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3" style:family="table-cell" style:parent-style-name="Default">
      <style:table-cell-properties fo:background-color="#ff45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4" style:family="table-cell" style:parent-style-name="Default">
      <style:table-cell-properties fo:border-bottom="none" fo:background-color="#ffdab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5" style:family="table-cell" style:parent-style-name="Default">
      <style:table-cell-properties fo:border-bottom="0.74pt solid #b7b7b7" fo:background-color="#ff4500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b7b7b7" fo:background-color="#ff4500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7b68ee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8" style:family="table-cell" style:parent-style-name="Default">
      <style:table-cell-properties fo:background-color="#6a5acd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9" style:family="table-cell" style:parent-style-name="Default">
      <style:table-cell-properties fo:border-bottom="none" fo:background-color="#add8e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0" style:family="table-cell" style:parent-style-name="Default">
      <style:table-cell-properties fo:border-bottom="0.74pt solid #b7b7b7" fo:background-color="#6a5acd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b7b7b7" fo:background-color="#6a5acd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778899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ackground-color="#a9a9a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4" style:family="table-cell" style:parent-style-name="Default">
      <style:table-cell-properties fo:border-bottom="none" fo:background-color="#d3d3d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b7b7b7" fo:background-color="#a9a9a9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b7b7b7" fo:background-color="#a9a9a9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 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number-columns-repeated="60" table:default-cell-style-name="Default"/>
        <table:table-column table:style-name="co9" table:number-columns-repeated="68" table:default-cell-style-name="Default"/>
        <table:table-column table:style-name="co7" table:number-columns-repeated="888" table:default-cell-style-name="Default"/>
        <table:table-row table:style-name="ro1">
          <table:table-cell table:style-name="ce1"/>
          <table:table-cell table:style-name="ce7"/>
          <table:table-cell table:style-name="ce21" table:number-columns-repeated="2"/>
          <table:table-cell table:style-name="ce38"/>
          <table:table-cell table:style-name="ce48"/>
          <table:table-cell table:style-name="ce1"/>
          <table:table-cell table:style-name="ce21"/>
          <table:table-cell table:style-name="ce38"/>
          <table:table-cell table:style-name="ce100"/>
          <table:table-cell table:style-name="ce107"/>
          <table:table-cell table:style-name="ce113"/>
          <table:table-cell table:style-name="ce107" table:number-columns-repeated="2"/>
          <table:table-cell table:style-name="ce1" table:number-columns-repeated="15"/>
          <table:table-cell table:style-name="ce13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GANTT CHART</text:p>
          </table:table-cell>
          <table:covered-table-cell table:number-columns-repeated="2" table:style-name="ce22"/>
          <table:covered-table-cell table:number-columns-repeated="2" table:style-name="ce39"/>
          <table:covered-table-cell table:style-name="ce22"/>
          <table:table-cell table:style-name="ce51"/>
          <table:table-cell table:style-name="ce90" table:number-columns-spanned="6" table:number-rows-spanned="1"/>
          <table:covered-table-cell table:number-columns-repeated="5" table:style-name="ce22"/>
          <table:table-cell table:style-name="ce118" table:number-columns-spanned="21" table:number-rows-spanned="1"/>
          <table:covered-table-cell table:number-columns-repeated="20" table:style-name="ce22"/>
          <table:table-cell table:style-name="ce136" table:number-columns-repeated="3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/>
          <table:table-cell table:style-name="ce23"/>
          <table:table-cell table:style-name="ce34"/>
          <table:table-cell table:style-name="ce40" table:number-columns-repeated="2"/>
          <table:table-cell table:style-name="ce34" table:number-columns-repeated="2"/>
          <table:table-cell table:style-name="ce91" table:number-columns-repeated="4"/>
          <table:table-cell table:style-name="ce114" table:number-columns-repeated="3"/>
          <table:table-cell table:style-name="ce1" table:number-columns-repeated="14"/>
          <table:table-cell table:style-name="ce13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JECT TITLE</text:p>
          </table:table-cell>
          <table:covered-table-cell table:style-name="ce24"/>
          <table:table-cell table:style-name="ce35" office:value-type="string" calcext:value-type="string" table:number-columns-spanned="4" table:number-rows-spanned="1">
            <text:p>GP APPLICATION</text:p>
          </table:table-cell>
          <table:covered-table-cell table:number-columns-repeated="2" table:style-name="ce41"/>
          <table:covered-table-cell table:style-name="ce24"/>
          <table:table-cell table:style-name="ce52"/>
          <table:table-cell table:style-name="ce10" table:number-columns-spanned="7" table:number-rows-spanned="1"/>
          <table:covered-table-cell table:number-columns-repeated="6" table:style-name="ce24"/>
          <table:table-cell table:style-name="ce119" table:number-columns-spanned="13" table:number-rows-spanned="1"/>
          <table:covered-table-cell table:number-columns-repeated="12" table:style-name="ce24"/>
          <table:table-cell table:style-name="ce127"/>
          <table:table-cell table:style-name="ce13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DUCT OWNE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Vina Panduwinata</text:p>
          </table:table-cell>
          <table:covered-table-cell table:number-columns-repeated="2" table:style-name="ce41"/>
          <table:covered-table-cell table:style-name="ce24"/>
          <table:table-cell table:style-name="ce53"/>
          <table:table-cell table:style-name="ce10" office:value-type="string" calcext:value-type="string" table:number-columns-spanned="7" table:number-rows-spanned="1">
            <text:p>DATE</text:p>
          </table:table-cell>
          <table:covered-table-cell table:number-columns-repeated="6" table:style-name="ce24"/>
          <table:table-cell table:style-name="ce120" office:value-type="date" office:date-value="2021-11-15" calcext:value-type="date" table:number-columns-spanned="12" table:number-rows-spanned="1">
            <text:p>15/11/21</text:p>
          </table:table-cell>
          <table:covered-table-cell table:number-columns-repeated="11" table:style-name="ce24"/>
          <table:table-cell table:style-name="ce126"/>
          <table:table-cell table:style-name="ce127"/>
          <table:table-cell table:style-name="ce1" table:number-columns-repeated="8"/>
          <table:table-cell table:style-name="ce127"/>
          <table:table-cell table:style-name="ce1" table:number-columns-repeated="31"/>
          <table:table-cell table:number-columns-repeated="955"/>
        </table:table-row>
        <table:table-row table:style-name="ro1" table:number-rows-repeated="2">
          <table:table-cell table:style-name="ce2"/>
          <table:table-cell table:style-name="ce11"/>
          <table:table-cell table:style-name="ce25" table:number-columns-repeated="2"/>
          <table:table-cell table:style-name="ce42" table:number-columns-repeated="4"/>
          <table:table-cell table:style-name="ce25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3">
            <text:p>Number</text:p>
          </table:table-cell>
          <table:table-cell table:style-name="ce26" office:value-type="string" calcext:value-type="string" table:number-columns-spanned="1" table:number-rows-spanned="3">
            <text:p>Activity Title</text:p>
          </table:table-cell>
          <table:table-cell table:style-name="ce26" office:value-type="string" calcext:value-type="string" table:number-columns-spanned="1" table:number-rows-spanned="3">
            <text:p>Assigned To</text:p>
          </table:table-cell>
          <table:table-cell table:style-name="ce26" office:value-type="string" calcext:value-type="string" table:number-columns-spanned="1" table:number-rows-spanned="3">
            <text:p>Start Date</text:p>
          </table:table-cell>
          <table:table-cell table:style-name="ce26" office:value-type="string" calcext:value-type="string" table:number-columns-spanned="1" table:number-rows-spanned="3">
            <text:p>End Date</text:p>
          </table:table-cell>
          <table:table-cell table:style-name="ce26" office:value-type="string" calcext:value-type="string" table:number-columns-spanned="1" table:number-rows-spanned="3">
            <text:p>Duration</text:p>
          </table:table-cell>
          <table:table-cell table:style-name="ce26" office:value-type="string" calcext:value-type="string" table:number-columns-spanned="1" table:number-rows-spanned="3">
            <text:p>% of Completed Activities</text:p>
          </table:table-cell>
          <table:table-cell table:style-name="ce92" office:value-type="string" calcext:value-type="string" table:number-columns-spanned="10" table:number-rows-spanned="1">
            <text:p>Sprint 1</text:p>
          </table:table-cell>
          <table:covered-table-cell table:number-columns-repeated="9"/>
          <table:table-cell table:style-name="ce121" office:value-type="string" calcext:value-type="string" table:number-columns-spanned="10" table:number-rows-spanned="1">
            <text:p>Sprint 2</text:p>
          </table:table-cell>
          <table:covered-table-cell table:number-columns-repeated="9"/>
          <table:table-cell table:style-name="ce128" office:value-type="string" calcext:value-type="string" table:number-columns-spanned="10" table:number-rows-spanned="1">
            <text:p>Sprint 3</text:p>
          </table:table-cell>
          <table:covered-table-cell table:number-columns-repeated="9" table:style-name="ce133"/>
          <table:table-cell table:style-name="ce137" office:value-type="string" calcext:value-type="string" table:number-columns-spanned="10" table:number-rows-spanned="1">
            <text:p>Sprint 3</text:p>
          </table:table-cell>
          <table:covered-table-cell table:number-columns-repeated="9"/>
          <table:table-cell table:style-name="ce142" office:value-type="string" calcext:value-type="string" table:number-columns-spanned="10" table:number-rows-spanned="1">
            <text:p>Sprint 4</text:p>
          </table:table-cell>
          <table:covered-table-cell table:number-columns-repeated="9"/>
          <table:table-cell table:style-name="ce144" office:value-type="string" calcext:value-type="string" table:number-columns-spanned="10" table:number-rows-spanned="1">
            <text:p>Sprint 5</text:p>
          </table:table-cell>
          <table:covered-table-cell table:number-columns-repeated="8"/>
          <table:covered-table-cell table:style-name="ce149"/>
          <table:table-cell table:style-name="ce152" office:value-type="string" calcext:value-type="string" table:number-columns-spanned="10" table:number-rows-spanned="1">
            <text:p>Sprint 6</text:p>
          </table:table-cell>
          <table:covered-table-cell table:number-columns-repeated="8"/>
          <table:covered-table-cell table:style-name="ce149"/>
          <table:table-cell table:style-name="ce157" office:value-type="string" calcext:value-type="string" table:number-columns-spanned="10" table:number-rows-spanned="1">
            <text:p>Sprint 7</text:p>
          </table:table-cell>
          <table:covered-table-cell table:number-columns-repeated="8"/>
          <table:covered-table-cell table:style-name="ce149"/>
          <table:table-cell table:style-name="ce162" office:value-type="string" calcext:value-type="string" table:number-columns-spanned="20" table:number-rows-spanned="1">
            <text:p>Sprint 8</text:p>
          </table:table-cell>
          <table:covered-table-cell table:number-columns-repeated="8"/>
          <table:covered-table-cell table:style-name="ce149"/>
          <table:covered-table-cell table:style-name="ce162" office:value-type="string" calcext:value-type="string">
            <text:p>Sprint 8</text:p>
          </table:covered-table-cell>
          <table:covered-table-cell table:number-columns-repeated="8"/>
          <table:covered-table-cell table:style-name="ce149"/>
          <table:table-cell table:style-name="ce157" table:number-columns-spanned="15" table:number-rows-spanned="1"/>
          <table:covered-table-cell table:number-columns-repeated="13" table:style-name="ce157"/>
          <table:covered-table-cell/>
          <table:table-cell table:number-columns-repeated="901"/>
        </table:table-row>
        <table:table-row table:style-name="ro2">
          <table:table-cell table:style-name="ce4"/>
          <table:covered-table-cell table:number-columns-repeated="7"/>
          <table:table-cell table:style-name="ce93" office:value-type="string" calcext:value-type="string" table:number-columns-spanned="5" table:number-rows-spanned="1">
            <text:p>Week 1</text:p>
          </table:table-cell>
          <table:covered-table-cell table:number-columns-repeated="3" table:style-name="ce101"/>
          <table:covered-table-cell table:style-name="ce115"/>
          <table:table-cell table:style-name="ce93" office:value-type="string" calcext:value-type="string" table:number-columns-spanned="5" table:number-rows-spanned="1">
            <text:p>Week 2</text:p>
          </table:table-cell>
          <table:covered-table-cell table:number-columns-repeated="3" table:style-name="ce101"/>
          <table:covered-table-cell table:style-name="ce115"/>
          <table:table-cell table:style-name="ce122" office:value-type="string" calcext:value-type="string" table:number-columns-spanned="5" table:number-rows-spanned="1">
            <text:p>Week 3</text:p>
          </table:table-cell>
          <table:covered-table-cell table:number-columns-repeated="3" table:style-name="ce101"/>
          <table:covered-table-cell table:style-name="ce115"/>
          <table:table-cell table:style-name="ce122" office:value-type="string" calcext:value-type="string" table:number-columns-spanned="5" table:number-rows-spanned="1">
            <text:p>Week 4</text:p>
          </table:table-cell>
          <table:covered-table-cell table:number-columns-repeated="3" table:style-name="ce101"/>
          <table:covered-table-cell table:style-name="ce115"/>
          <table:table-cell table:style-name="ce129" office:value-type="string" calcext:value-type="string" table:number-columns-spanned="5" table:number-rows-spanned="1">
            <text:p>Week 5</text:p>
          </table:table-cell>
          <table:covered-table-cell table:number-columns-repeated="3" table:style-name="ce134"/>
          <table:covered-table-cell table:style-name="ce135"/>
          <table:table-cell table:style-name="ce129" office:value-type="string" calcext:value-type="string" table:number-columns-spanned="5" table:number-rows-spanned="1">
            <text:p>Week 6</text:p>
          </table:table-cell>
          <table:covered-table-cell table:number-columns-repeated="3" table:style-name="ce134"/>
          <table:covered-table-cell table:style-name="ce135"/>
          <table:table-cell table:style-name="ce138" office:value-type="string" calcext:value-type="string" table:number-columns-spanned="5" table:number-rows-spanned="1">
            <text:p>Week 7</text:p>
          </table:table-cell>
          <table:covered-table-cell table:number-columns-repeated="3" table:style-name="ce101"/>
          <table:covered-table-cell table:style-name="ce115"/>
          <table:table-cell table:style-name="ce138" office:value-type="string" calcext:value-type="string" table:number-columns-spanned="5" table:number-rows-spanned="1">
            <text:p>Week 8</text:p>
          </table:table-cell>
          <table:covered-table-cell table:number-columns-repeated="3" table:style-name="ce101"/>
          <table:covered-table-cell table:style-name="ce115"/>
          <table:table-cell table:style-name="ce129" office:value-type="string" calcext:value-type="string" table:number-columns-spanned="5" table:number-rows-spanned="1">
            <text:p>Week 9</text:p>
          </table:table-cell>
          <table:covered-table-cell table:number-columns-repeated="3" table:style-name="ce134"/>
          <table:covered-table-cell table:style-name="ce135"/>
          <table:table-cell table:style-name="ce129" office:value-type="string" calcext:value-type="string" table:number-columns-spanned="5" table:number-rows-spanned="1">
            <text:p>Week 10</text:p>
          </table:table-cell>
          <table:covered-table-cell table:number-columns-repeated="3" table:style-name="ce134"/>
          <table:covered-table-cell table:style-name="ce135"/>
          <table:table-cell table:style-name="ce145" office:value-type="string" calcext:value-type="string" table:number-columns-spanned="5" table:number-rows-spanned="1">
            <text:p>Week 11</text:p>
          </table:table-cell>
          <table:covered-table-cell table:number-columns-repeated="3" table:style-name="ce101"/>
          <table:covered-table-cell table:style-name="ce115"/>
          <table:table-cell table:style-name="ce145" office:value-type="string" calcext:value-type="string" table:number-columns-spanned="5" table:number-rows-spanned="1">
            <text:p>Week 12</text:p>
          </table:table-cell>
          <table:covered-table-cell table:number-columns-repeated="3" table:style-name="ce101"/>
          <table:covered-table-cell table:style-name="ce115"/>
          <table:table-cell table:style-name="ce153" office:value-type="string" calcext:value-type="string" table:number-columns-spanned="5" table:number-rows-spanned="1">
            <text:p>Week 11</text:p>
          </table:table-cell>
          <table:covered-table-cell table:number-columns-repeated="3" table:style-name="ce155"/>
          <table:covered-table-cell table:style-name="ce156"/>
          <table:table-cell table:style-name="ce153" office:value-type="string" calcext:value-type="string" table:number-columns-spanned="5" table:number-rows-spanned="1">
            <text:p>Week 12</text:p>
          </table:table-cell>
          <table:covered-table-cell table:number-columns-repeated="3" table:style-name="ce155"/>
          <table:covered-table-cell table:style-name="ce156"/>
          <table:table-cell table:style-name="ce158" office:value-type="string" calcext:value-type="string" table:number-columns-spanned="5" table:number-rows-spanned="1">
            <text:p>Week 11</text:p>
          </table:table-cell>
          <table:covered-table-cell table:number-columns-repeated="3" table:style-name="ce160"/>
          <table:covered-table-cell table:style-name="ce161"/>
          <table:table-cell table:style-name="ce158" office:value-type="string" calcext:value-type="string" table:number-columns-spanned="5" table:number-rows-spanned="1">
            <text:p>Week 12</text:p>
          </table:table-cell>
          <table:covered-table-cell table:number-columns-repeated="3" table:style-name="ce160"/>
          <table:covered-table-cell table:style-name="ce161"/>
          <table:table-cell table:style-name="ce163" office:value-type="string" calcext:value-type="string" table:number-columns-spanned="5" table:number-rows-spanned="1">
            <text:p>Week 11</text:p>
          </table:table-cell>
          <table:covered-table-cell table:number-columns-repeated="3" table:style-name="ce165"/>
          <table:covered-table-cell table:style-name="ce166"/>
          <table:table-cell table:style-name="ce163" office:value-type="string" calcext:value-type="string" table:number-columns-spanned="5" table:number-rows-spanned="1">
            <text:p>Week 12</text:p>
          </table:table-cell>
          <table:covered-table-cell table:number-columns-repeated="3" table:style-name="ce165"/>
          <table:covered-table-cell table:style-name="ce166"/>
          <table:table-cell table:style-name="ce163" office:value-type="string" calcext:value-type="string" table:number-columns-spanned="5" table:number-rows-spanned="1">
            <text:p>Week 13</text:p>
          </table:table-cell>
          <table:covered-table-cell table:number-columns-repeated="3" table:style-name="ce165"/>
          <table:covered-table-cell table:style-name="ce166"/>
          <table:table-cell table:style-name="ce163" office:value-type="string" calcext:value-type="string" table:number-columns-spanned="5" table:number-rows-spanned="1">
            <text:p>Week 14</text:p>
          </table:table-cell>
          <table:covered-table-cell table:number-columns-repeated="3" table:style-name="ce165"/>
          <table:covered-table-cell table:style-name="ce166"/>
          <table:table-cell table:style-name="ce158" table:number-columns-spanned="15" table:number-rows-spanned="1"/>
          <table:covered-table-cell table:number-columns-repeated="3" table:style-name="ce160"/>
          <table:covered-table-cell table:style-name="ce161"/>
          <table:covered-table-cell table:style-name="ce158"/>
          <table:covered-table-cell table:number-columns-repeated="3" table:style-name="ce160"/>
          <table:covered-table-cell table:style-name="ce161"/>
          <table:covered-table-cell table:number-columns-repeated="5"/>
          <table:table-cell table:number-columns-repeated="901"/>
        </table:table-row>
        <table:table-row table:style-name="ro2">
          <table:table-cell table:style-name="ce5"/>
          <table:covered-table-cell table:number-columns-repeated="7"/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F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W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W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F</text:p>
          </table:table-cell>
          <table:table-cell table:style-name="ce130" office:value-type="string" calcext:value-type="string">
            <text:p>M</text:p>
          </table:table-cell>
          <table:table-cell table:style-name="ce130" office:value-type="string" calcext:value-type="string">
            <text:p>T</text:p>
          </table:table-cell>
          <table:table-cell table:style-name="ce130" office:value-type="string" calcext:value-type="string">
            <text:p>W</text:p>
          </table:table-cell>
          <table:table-cell table:style-name="ce130" office:value-type="string" calcext:value-type="string">
            <text:p>T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M</text:p>
          </table:table-cell>
          <table:table-cell table:style-name="ce130" office:value-type="string" calcext:value-type="string">
            <text:p>T</text:p>
          </table:table-cell>
          <table:table-cell table:style-name="ce130" office:value-type="string" calcext:value-type="string">
            <text:p>W</text:p>
          </table:table-cell>
          <table:table-cell table:style-name="ce130" office:value-type="string" calcext:value-type="string">
            <text:p>T</text:p>
          </table:table-cell>
          <table:table-cell table:style-name="ce130" office:value-type="string" calcext:value-type="string">
            <text:p>F</text:p>
          </table:table-cell>
          <table:table-cell table:style-name="ce139" office:value-type="string" calcext:value-type="string">
            <text:p>M</text:p>
          </table:table-cell>
          <table:table-cell table:style-name="ce139" office:value-type="string" calcext:value-type="string">
            <text:p>T</text:p>
          </table:table-cell>
          <table:table-cell table:style-name="ce139" office:value-type="string" calcext:value-type="string">
            <text:p>W</text:p>
          </table:table-cell>
          <table:table-cell table:style-name="ce139" office:value-type="string" calcext:value-type="string">
            <text:p>T</text:p>
          </table:table-cell>
          <table:table-cell table:style-name="ce139" office:value-type="string" calcext:value-type="string">
            <text:p>F</text:p>
          </table:table-cell>
          <table:table-cell table:style-name="ce139" office:value-type="string" calcext:value-type="string">
            <text:p>M</text:p>
          </table:table-cell>
          <table:table-cell table:style-name="ce139" office:value-type="string" calcext:value-type="string">
            <text:p>T</text:p>
          </table:table-cell>
          <table:table-cell table:style-name="ce139" office:value-type="string" calcext:value-type="string">
            <text:p>W</text:p>
          </table:table-cell>
          <table:table-cell table:style-name="ce139" office:value-type="string" calcext:value-type="string">
            <text:p>T</text:p>
          </table:table-cell>
          <table:table-cell table:style-name="ce139" office:value-type="string" calcext:value-type="string">
            <text:p>F</text:p>
          </table:table-cell>
          <table:table-cell table:style-name="ce143" office:value-type="string" calcext:value-type="string">
            <text:p>M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W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F</text:p>
          </table:table-cell>
          <table:table-cell table:style-name="ce143" office:value-type="string" calcext:value-type="string">
            <text:p>M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W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F</text:p>
          </table:table-cell>
          <table:table-cell table:style-name="ce146" office:value-type="string" calcext:value-type="string">
            <text:p>M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W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M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W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F</text:p>
          </table:table-cell>
          <table:table-cell table:style-name="ce154" office:value-type="string" calcext:value-type="string">
            <text:p>M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W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M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W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F</text:p>
          </table:table-cell>
          <table:table-cell table:style-name="ce159" office:value-type="string" calcext:value-type="string">
            <text:p>M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W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style-name="ce159" office:value-type="string" calcext:value-type="string">
            <text:p>M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W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style-name="ce164" office:value-type="string" calcext:value-type="string">
            <text:p>M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W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M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W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M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W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M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W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F</text:p>
          </table:table-cell>
          <table:table-cell table:style-name="ce159" office:value-type="string" calcext:value-type="string">
            <text:p>M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W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style-name="ce159" office:value-type="string" calcext:value-type="string">
            <text:p>M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W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style-name="ce159" office:value-type="string" calcext:value-type="string">
            <text:p>M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W</text:p>
          </table:table-cell>
          <table:table-cell table:style-name="ce159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number-columns-repeated="901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Kick off meeting</text:p>
          </table:table-cell>
          <table:table-cell table:style-name="ce37"/>
          <table:table-cell table:style-name="ce44" table:number-columns-repeated="2"/>
          <table:table-cell table:style-name="ce37" table:number-columns-repeated="2"/>
          <table:table-cell table:style-name="ce95"/>
          <table:table-cell table:style-name="ce102"/>
          <table:table-cell table:style-name="ce108" table:number-columns-repeated="2"/>
          <table:table-cell table:style-name="ce95" table:number-columns-repeated="111"/>
          <table:table-cell table:number-columns-repeated="901"/>
        </table:table-row>
        <table:table-row-group>
          <table:table-row table:style-name="ro2">
            <table:table-cell table:style-name="ce6"/>
            <table:table-cell table:style-name="ce15" office:value-type="string" calcext:value-type="string">
              <text:p>1.1</text:p>
            </table:table-cell>
            <table:table-cell table:style-name="ce28" office:value-type="string" calcext:value-type="string">
              <text:p>Project specification 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1-12-13" calcext:value-type="date">
              <text:p>13/12/21</text:p>
            </table:table-cell>
            <table:table-cell table:style-name="ce45" office:value-type="date" office:date-value="2021-12-17" calcext:value-type="date">
              <text:p>17/12/21</text:p>
            </table:table-cell>
            <table:table-cell table:style-name="ce50" table:formula="of:=DAYS360([.E12];[.F12])+1" office:value-type="float" office:value="5" calcext:value-type="float">
              <text:p>5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6" table:number-columns-repeated="5"/>
            <table:table-cell table:style-name="ce116" table:number-columns-repeated="3"/>
            <table:table-cell table:style-name="ce117" table:number-columns-repeated="2"/>
            <table:table-cell table:style-name="ce110" table:number-columns-repeated="10"/>
            <table:table-cell table:style-name="ce131" table:number-columns-repeated="5"/>
            <table:table-cell table:style-name="ce110" table:number-columns-repeated="10"/>
            <table:table-cell table:style-name="ce140" table:number-columns-repeated="5"/>
            <table:table-cell table:style-name="ce110" table:number-columns-repeated="1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 table:number-columns-repeated="6"/>
            <table:table-cell table:style-name="ce147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6" office:value-type="string" calcext:value-type="string">
              <text:p>1.1.1</text:p>
            </table:table-cell>
            <table:table-cell table:style-name="ce28" office:value-type="string" calcext:value-type="string">
              <text:p>Project specification revision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1-12-16" calcext:value-type="date">
              <text:p>16/12/21</text:p>
            </table:table-cell>
            <table:table-cell table:style-name="ce45" office:value-type="date" office:date-value="2021-12-20" calcext:value-type="date">
              <text:p>20/12/21</text:p>
            </table:table-cell>
            <table:table-cell table:style-name="ce50" office:value-type="float" office:value="3" calcext:value-type="float">
              <text:p>3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7"/>
            <table:table-cell table:style-name="ce103"/>
            <table:table-cell table:style-name="ce109" table:number-columns-repeated="3"/>
            <table:table-cell table:style-name="ce116" table:number-columns-repeated="3"/>
            <table:table-cell table:style-name="ce117" table:number-columns-repeated="2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1.2</text:p>
            </table:table-cell>
            <table:table-cell table:style-name="ce28" office:value-type="string" calcext:value-type="string">
              <text:p>Collect information of client's need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1-12-17" calcext:value-type="date">
              <text:p>17/12/21</text:p>
            </table:table-cell>
            <table:table-cell table:style-name="ce45" office:value-type="date" office:date-value="2021-12-20" calcext:value-type="date">
              <text:p>20/12/21</text:p>
            </table:table-cell>
            <table:table-cell table:style-name="ce50" office:value-type="float" office:value="2" calcext:value-type="float">
              <text:p>2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7"/>
            <table:table-cell table:style-name="ce103"/>
            <table:table-cell table:style-name="ce109" table:number-columns-repeated="3"/>
            <table:table-cell table:style-name="ce116" table:number-columns-repeated="3"/>
            <table:table-cell table:style-name="ce117" table:number-columns-repeated="2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1.3</text:p>
            </table:table-cell>
            <table:table-cell table:style-name="ce28" office:value-type="string" calcext:value-type="string">
              <text:p>Projection of the project budget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1-12-20" calcext:value-type="date">
              <text:p>20/12/21</text:p>
            </table:table-cell>
            <table:table-cell table:style-name="ce45" office:value-type="date" office:date-value="2021-12-22" calcext:value-type="date">
              <text:p>22/12/21</text:p>
            </table:table-cell>
            <table:table-cell table:style-name="ce50" table:formula="of:=DAYS360([.E15];[.F15])+1" office:value-type="float" office:value="3" calcext:value-type="float">
              <text:p>3</text:p>
            </table:table-cell>
            <table:table-cell table:style-name="ce55" office:value-type="percentage" office:value="1" calcext:value-type="percentage">
              <text:p>100 %</text:p>
            </table:table-cell>
            <table:table-cell table:style-name="ce97"/>
            <table:table-cell table:style-name="ce103"/>
            <table:table-cell table:style-name="ce109" table:number-columns-repeated="3"/>
            <table:table-cell table:style-name="ce116" table:number-columns-repeated="3"/>
            <table:table-cell table:style-name="ce117" table:number-columns-repeated="2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1.4</text:p>
            </table:table-cell>
            <table:table-cell table:style-name="ce28" office:value-type="string" calcext:value-type="string">
              <text:p>Guidelines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1-12-23" calcext:value-type="date">
              <text:p>23/12/21</text:p>
            </table:table-cell>
            <table:table-cell table:style-name="ce45" office:value-type="date" office:date-value="2021-12-24" calcext:value-type="date">
              <text:p>24/12/21</text:p>
            </table:table-cell>
            <table:table-cell table:style-name="ce50" table:formula="of:=DAYS360([.E16];[.F16])+1" office:value-type="float" office:value="2" calcext:value-type="float">
              <text:p>2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7"/>
            <table:table-cell table:style-name="ce103"/>
            <table:table-cell table:style-name="ce109" table:number-columns-repeated="3"/>
            <table:table-cell table:style-name="ce116" table:number-columns-repeated="3"/>
            <table:table-cell table:style-name="ce117" table:number-columns-repeated="2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</table:table-row-group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Business process proposal</text:p>
          </table:table-cell>
          <table:table-cell table:style-name="ce37"/>
          <table:table-cell table:style-name="ce44" table:number-columns-repeated="2"/>
          <table:table-cell table:style-name="ce37" table:number-columns-repeated="2"/>
          <table:table-cell table:style-name="ce95"/>
          <table:table-cell table:style-name="ce102"/>
          <table:table-cell table:style-name="ce108" table:number-columns-repeated="2"/>
          <table:table-cell table:style-name="ce95" table:number-columns-repeated="111"/>
          <table:table-cell table:number-columns-repeated="901"/>
        </table:table-row>
        <table:table-row-group>
          <table:table-row table:style-name="ro2">
            <table:table-cell table:style-name="ce6"/>
            <table:table-cell table:style-name="ce15" office:value-type="string" calcext:value-type="string">
              <text:p>2.1</text:p>
            </table:table-cell>
            <table:table-cell table:style-name="ce28" office:value-type="string" calcext:value-type="string">
              <text:p>Define the scope and objectives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1-05" calcext:value-type="date">
              <text:p>05/01/22</text:p>
            </table:table-cell>
            <table:table-cell table:style-name="ce45" office:value-type="date" office:date-value="2022-01-07" calcext:value-type="date">
              <text:p>07/01/22</text:p>
            </table:table-cell>
            <table:table-cell table:style-name="ce50" table:formula="of:=DAYS360([.E18];[.F18])+1" office:value-type="float" office:value="3" calcext:value-type="float">
              <text:p>3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8"/>
            <table:table-cell table:style-name="ce104"/>
            <table:table-cell table:style-name="ce110" table:number-columns-repeated="3"/>
            <table:table-cell table:style-name="ce117" table:number-columns-repeated="5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0" table:number-columns-repeated="5"/>
            <table:table-cell table:style-name="ce110" table:number-columns-repeated="1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 table:number-columns-repeated="6"/>
            <table:table-cell table:style-name="ce147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2.2</text:p>
            </table:table-cell>
            <table:table-cell table:style-name="ce28" office:value-type="string" calcext:value-type="string">
              <text:p>Budget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1-10" calcext:value-type="date">
              <text:p>10/01/22</text:p>
            </table:table-cell>
            <table:table-cell table:style-name="ce45" office:value-type="date" office:date-value="2022-01-12" calcext:value-type="date">
              <text:p>12/01/22</text:p>
            </table:table-cell>
            <table:table-cell table:style-name="ce50" table:formula="of:=DAYS360([.E19];[.F19])+1" office:value-type="float" office:value="3" calcext:value-type="float">
              <text:p>3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2.3</text:p>
            </table:table-cell>
            <table:table-cell table:style-name="ce28" office:value-type="string" calcext:value-type="string">
              <text:p>Communication plan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1-13" calcext:value-type="date">
              <text:p>13/01/22</text:p>
            </table:table-cell>
            <table:table-cell table:style-name="ce45" office:value-type="date" office:date-value="2022-01-17" calcext:value-type="date">
              <text:p>17/01/22</text:p>
            </table:table-cell>
            <table:table-cell table:style-name="ce50" table:formula="of:=DAYS360([.E20];[.F20])+1" office:value-type="float" office:value="5" calcext:value-type="float">
              <text:p>5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string" calcext:value-type="string">
              <text:p>2.4</text:p>
            </table:table-cell>
            <table:table-cell table:style-name="ce28" office:value-type="string" calcext:value-type="string">
              <text:p>Risk management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1-17" calcext:value-type="date">
              <text:p>17/01/22</text:p>
            </table:table-cell>
            <table:table-cell table:style-name="ce45" office:value-type="date" office:date-value="2022-01-19" calcext:value-type="date">
              <text:p>19/01/22</text:p>
            </table:table-cell>
            <table:table-cell table:style-name="ce50" table:formula="of:=DAYS360([.E21];[.F21])+1" office:value-type="float" office:value="3" calcext:value-type="float">
              <text:p>3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7" office:value-type="string" calcext:value-type="string">
              <text:p>2.5</text:p>
            </table:table-cell>
            <table:table-cell table:style-name="ce29" office:value-type="string" calcext:value-type="string">
              <text:p>Project agreement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6" office:value-type="date" office:date-value="2022-01-20" calcext:value-type="date">
              <text:p>20/01/22</text:p>
            </table:table-cell>
            <table:table-cell table:style-name="ce46" office:value-type="date" office:date-value="2022-01-21" calcext:value-type="date">
              <text:p>21/01/22</text:p>
            </table:table-cell>
            <table:table-cell table:style-name="ce50" table:formula="of:=DAYS360([.E22];[.F22])+1" office:value-type="float" office:value="2" calcext:value-type="float">
              <text:p>2</text:p>
            </table:table-cell>
            <table:table-cell table:style-name="ce54" office:value-type="percentage" office:value="1" calcext:value-type="percentage">
              <text:p>10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99"/>
            <table:table-cell table:style-name="ce105"/>
            <table:table-cell table:style-name="ce111" table:number-columns-repeated="3"/>
            <table:table-cell table:style-name="ce99"/>
            <table:table-cell table:style-name="ce105"/>
            <table:table-cell table:style-name="ce111" table:number-columns-repeated="3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</table:table-row-group>
        <table:table-row table:style-name="ro1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Start of the project</text:p>
          </table:table-cell>
          <table:table-cell table:style-name="ce37"/>
          <table:table-cell table:style-name="ce44" table:number-columns-repeated="2"/>
          <table:table-cell table:style-name="ce37"/>
          <table:table-cell table:style-name="ce56"/>
          <table:table-cell table:style-name="ce95"/>
          <table:table-cell table:style-name="ce102"/>
          <table:table-cell table:style-name="ce108" table:number-columns-repeated="2"/>
          <table:table-cell table:style-name="ce95" table:number-columns-repeated="111"/>
          <table:table-cell table:number-columns-repeated="901"/>
        </table:table-row>
        <table:table-row-group>
          <table:table-row table:style-name="ro2">
            <table:table-cell table:style-name="ce6"/>
            <table:table-cell table:style-name="ce18" office:value-type="string" calcext:value-type="string">
              <text:p>3.1</text:p>
            </table:table-cell>
            <table:table-cell table:style-name="ce28" office:value-type="string" calcext:value-type="string">
              <text:p>Forming the team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1-10" calcext:value-type="date">
              <text:p>10/01/22</text:p>
            </table:table-cell>
            <table:table-cell table:style-name="ce45" office:value-type="date" office:date-value="2022-01-21" calcext:value-type="date">
              <text:p>21/01/22</text:p>
            </table:table-cell>
            <table:table-cell table:style-name="ce50" table:formula="of:=DAYS360([.E24];[.F24])+1" office:value-type="float" office:value="12" calcext:value-type="float">
              <text:p>12</text:p>
            </table:table-cell>
            <table:table-cell table:style-name="ce57" office:value-type="percentage" office:value="1" calcext:value-type="percentage">
              <text:p>100 %</text:p>
            </table:table-cell>
            <table:table-cell table:style-name="ce98"/>
            <table:table-cell table:style-name="ce104"/>
            <table:table-cell table:style-name="ce110" table:number-columns-repeated="3"/>
            <table:table-cell table:style-name="ce116" table:number-columns-repeated="5"/>
            <table:table-cell table:style-name="ce110" table:number-columns-repeated="10"/>
            <table:table-cell table:style-name="ce131" table:number-columns-repeated="5"/>
            <table:table-cell table:style-name="ce111" table:number-columns-repeated="10"/>
            <table:table-cell table:style-name="ce140" table:number-columns-repeated="5"/>
            <table:table-cell table:style-name="ce110" table:number-columns-repeated="1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 table:number-columns-repeated="6"/>
            <table:table-cell table:style-name="ce147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2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1-24" calcext:value-type="date" table:number-columns-spanned="1" table:number-rows-spanned="5">
              <text:p>24/01/22</text:p>
            </table:table-cell>
            <table:table-cell table:style-name="ce45" office:value-type="date" office:date-value="2022-01-24" calcext:value-type="date" table:number-columns-spanned="1" table:number-rows-spanned="5">
              <text:p>24/01/22</text:p>
            </table:table-cell>
            <table:table-cell table:style-name="ce50" table:formula="of:=DAYS360([.E25];[.F25])+1" office:value-type="float" office:value="1" calcext:value-type="float" table:number-columns-spanned="1" table:number-rows-spanned="5">
              <text:p>1</text:p>
            </table:table-cell>
            <table:table-cell table:style-name="ce58" office:value-type="percentage" office:value="1" calcext:value-type="percentage" table:number-columns-spanned="1" table:number-rows-spanned="5">
              <text:p>10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2.1</text:p>
            </table:table-cell>
            <table:table-cell table:style-name="ce28" office:value-type="string" calcext:value-type="string">
              <text:p>Provide list of work</text:p>
            </table:table-cell>
            <table:table-cell table:style-name="ce28" office:value-type="string" calcext:value-type="string">
              <text:p>Scrum master</text:p>
            </table:table-cell>
            <table:covered-table-cell table:number-columns-repeated="2" table:style-name="ce45"/>
            <table:covered-table-cell table:style-name="ce50"/>
            <table:covered-table-cell table:style-name="ce59" office:value-type="percentage" office:value="1.02" calcext:value-type="percentage">
              <text:p>102 %</text:p>
            </table:covered-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2.2</text:p>
            </table:table-cell>
            <table:table-cell table:style-name="ce28" office:value-type="string" calcext:value-type="string">
              <text:p>Determine the most valuable product</text:p>
            </table:table-cell>
            <table:table-cell table:style-name="ce28" office:value-type="string" calcext:value-type="string">
              <text:p>Scrum master</text:p>
            </table:table-cell>
            <table:covered-table-cell table:number-columns-repeated="2" table:style-name="ce45"/>
            <table:covered-table-cell table:style-name="ce50"/>
            <table:covered-table-cell table:style-name="ce59" office:value-type="percentage" office:value="1.03" calcext:value-type="percentage">
              <text:p>103 %</text:p>
            </table:covered-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2.3</text:p>
            </table:table-cell>
            <table:table-cell table:style-name="ce28" office:value-type="string" calcext:value-type="string">
              <text:p>Provide the list of technology (cloud, 3rd party API)</text:p>
            </table:table-cell>
            <table:table-cell table:style-name="ce28" office:value-type="string" calcext:value-type="string">
              <text:p>Scrum master</text:p>
            </table:table-cell>
            <table:covered-table-cell table:number-columns-repeated="2" table:style-name="ce45"/>
            <table:covered-table-cell table:style-name="ce50"/>
            <table:covered-table-cell table:style-name="ce59" office:value-type="percentage" office:value="1.04" calcext:value-type="percentage">
              <text:p>104 %</text:p>
            </table:covered-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3">
            <table:table-cell table:style-name="ce6"/>
            <table:table-cell table:style-name="ce19" office:value-type="string" calcext:value-type="string">
              <text:p>3.2.4</text:p>
            </table:table-cell>
            <table:table-cell table:style-name="ce28" office:value-type="string" calcext:value-type="string">
              <text:p>Setting up versioning control and invite the team member</text:p>
            </table:table-cell>
            <table:table-cell table:style-name="ce28" office:value-type="string" calcext:value-type="string">
              <text:p>Scrum master</text:p>
            </table:table-cell>
            <table:covered-table-cell table:number-columns-repeated="2" table:style-name="ce45"/>
            <table:covered-table-cell table:style-name="ce50"/>
            <table:covered-table-cell table:style-name="ce59" office:value-type="percentage" office:value="1.05" calcext:value-type="percentage">
              <text:p>105 %</text:p>
            </table:covered-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</text:p>
            </table:table-cell>
            <table:table-cell table:style-name="ce30" office:value-type="string" calcext:value-type="string">
              <text:p>SPRINT 1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60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6" office:value-type="string" calcext:value-type="string">
              <text:p>3.3.1</text:p>
            </table:table-cell>
            <table:table-cell table:style-name="ce28" office:value-type="string" calcext:value-type="string">
              <text:p>Mockup design for UI</text:p>
            </table:table-cell>
            <table:table-cell table:style-name="ce28" office:value-type="string" calcext:value-type="string">
              <text:p>UI/UX designer</text:p>
            </table:table-cell>
            <table:table-cell table:style-name="ce45" office:value-type="date" office:date-value="2022-01-25" calcext:value-type="date">
              <text:p>25/01/22</text:p>
            </table:table-cell>
            <table:table-cell table:style-name="ce49" office:value-type="date" office:date-value="2022-03-14" calcext:value-type="date">
              <text:p>14/03/22</text:p>
            </table:table-cell>
            <table:table-cell table:style-name="ce50" office:value-type="float" office:value="35" calcext:value-type="float">
              <text:p>35</text:p>
            </table:table-cell>
            <table:table-cell table:style-name="ce61" office:value-type="percentage" office:value="0.3" calcext:value-type="percentage">
              <text:p>30 %</text:p>
            </table:table-cell>
            <table:table-cell table:style-name="ce99"/>
            <table:table-cell table:style-name="ce106"/>
            <table:table-cell table:style-name="ce112" table:number-columns-repeated="8"/>
            <table:table-cell table:style-name="ce124" table:number-columns-repeated="4"/>
            <table:table-cell table:style-name="ce112" table:number-columns-repeated="22"/>
            <table:table-cell table:style-name="ce141" table:number-columns-repeated="4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2</text:p>
            </table:table-cell>
            <table:table-cell table:style-name="ce28" office:value-type="string" calcext:value-type="string">
              <text:p>Mockup revision</text:p>
            </table:table-cell>
            <table:table-cell table:style-name="ce28" office:value-type="string" calcext:value-type="string">
              <text:p>UI/UX designer</text:p>
            </table:table-cell>
            <table:table-cell table:style-name="ce45" office:value-type="date" office:date-value="2022-01-26" calcext:value-type="date">
              <text:p>26/01/22</text:p>
            </table:table-cell>
            <table:table-cell table:style-name="ce49" office:value-type="date" office:date-value="2022-03-15" calcext:value-type="date">
              <text:p>15/03/22</text:p>
            </table:table-cell>
            <table:table-cell table:style-name="ce50" office:value-type="float" office:value="35" calcext:value-type="float">
              <text:p>35</text:p>
            </table:table-cell>
            <table:table-cell table:style-name="ce62" office:value-type="percentage" office:value="0.2" calcext:value-type="percentage">
              <text:p>20 %</text:p>
            </table:table-cell>
            <table:table-cell table:style-name="ce99"/>
            <table:table-cell table:style-name="ce105"/>
            <table:table-cell table:style-name="ce112" table:number-columns-repeated="8"/>
            <table:table-cell table:style-name="ce124" table:number-columns-repeated="4"/>
            <table:table-cell table:style-name="ce112" table:number-columns-repeated="22"/>
            <table:table-cell table:style-name="ce141" table:number-columns-repeated="4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3</text:p>
            </table:table-cell>
            <table:table-cell table:style-name="ce28" office:value-type="string" calcext:value-type="string">
              <text:p>Front End Development for reservation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1-25" calcext:value-type="date">
              <text:p>25/01/22</text:p>
            </table:table-cell>
            <table:table-cell table:style-name="ce45" office:value-type="date" office:date-value="2022-02-10" calcext:value-type="date">
              <text:p>10/02/22</text:p>
            </table:table-cell>
            <table:table-cell table:style-name="ce50" office:value-type="float" office:value="14" calcext:value-type="float">
              <text:p>14</text:p>
            </table:table-cell>
            <table:table-cell table:style-name="ce63" office:value-type="percentage" office:value="0.1" calcext:value-type="percentage">
              <text:p>10 %</text:p>
            </table:table-cell>
            <table:table-cell table:style-name="ce99"/>
            <table:table-cell table:style-name="ce106"/>
            <table:table-cell table:style-name="ce112" table:number-columns-repeated="8"/>
            <table:table-cell table:style-name="ce124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4</text:p>
            </table:table-cell>
            <table:table-cell table:style-name="ce28" office:value-type="string" calcext:value-type="string">
              <text:p>Setting up the db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1-25" calcext:value-type="date">
              <text:p>25/01/22</text:p>
            </table:table-cell>
            <table:table-cell table:style-name="ce45" office:value-type="date" office:date-value="2022-02-10" calcext:value-type="date">
              <text:p>10/02/22</text:p>
            </table:table-cell>
            <table:table-cell table:style-name="ce50" office:value-type="float" office:value="14" calcext:value-type="float">
              <text:p>14</text:p>
            </table:table-cell>
            <table:table-cell table:style-name="ce64" office:value-type="percentage" office:value="0.1" calcext:value-type="percentage">
              <text:p>10 %</text:p>
            </table:table-cell>
            <table:table-cell table:style-name="ce99"/>
            <table:table-cell table:style-name="ce106"/>
            <table:table-cell table:style-name="ce112" table:number-columns-repeated="8"/>
            <table:table-cell table:style-name="ce124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5</text:p>
            </table:table-cell>
            <table:table-cell table:style-name="ce28" office:value-type="string" calcext:value-type="string">
              <text:p>Documentation for list of queries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1-26" calcext:value-type="date">
              <text:p>26/01/22</text:p>
            </table:table-cell>
            <table:table-cell table:style-name="ce45" office:value-type="date" office:date-value="2022-02-10" calcext:value-type="date">
              <text:p>10/02/22</text:p>
            </table:table-cell>
            <table:table-cell table:style-name="ce50" office:value-type="float" office:value="13" calcext:value-type="float">
              <text:p>13</text:p>
            </table:table-cell>
            <table:table-cell table:style-name="ce65" office:value-type="percentage" office:value="0.1" calcext:value-type="percentage">
              <text:p>10 %</text:p>
            </table:table-cell>
            <table:table-cell table:style-name="ce99"/>
            <table:table-cell table:style-name="ce105"/>
            <table:table-cell table:style-name="ce112" table:number-columns-repeated="8"/>
            <table:table-cell table:style-name="ce124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6</text:p>
            </table:table-cell>
            <table:table-cell table:style-name="ce28" office:value-type="string" calcext:value-type="string">
              <text:p>Setting up the link for reservation API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1-28" calcext:value-type="date">
              <text:p>28/01/22</text:p>
            </table:table-cell>
            <table:table-cell table:style-name="ce45" office:value-type="date" office:date-value="2022-02-10" calcext:value-type="date">
              <text:p>10/02/22</text:p>
            </table:table-cell>
            <table:table-cell table:style-name="ce50" office:value-type="float" office:value="11" calcext:value-type="float">
              <text:p>11</text:p>
            </table:table-cell>
            <table:table-cell table:style-name="ce6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2"/>
            <table:table-cell table:style-name="ce112" table:number-columns-repeated="6"/>
            <table:table-cell table:style-name="ce124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7</text:p>
            </table:table-cell>
            <table:table-cell table:style-name="ce28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1-26" calcext:value-type="date">
              <text:p>26/01/22</text:p>
            </table:table-cell>
            <table:table-cell table:style-name="ce45" office:value-type="date" office:date-value="2022-01-28" calcext:value-type="date">
              <text:p>28/01/22</text:p>
            </table:table-cell>
            <table:table-cell table:style-name="ce50" table:formula="of:=DAYS360([.E37];[.F37])+1" office:value-type="float" office:value="3" calcext:value-type="float">
              <text:p>3</text:p>
            </table:table-cell>
            <table:table-cell table:style-name="ce6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2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3.8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2-11" calcext:value-type="date">
              <text:p>11/02/22</text:p>
            </table:table-cell>
            <table:table-cell table:style-name="ce50" office:value-type="float" office:value="1" calcext:value-type="float">
              <text:p>1</text:p>
            </table:table-cell>
            <table:table-cell table:style-name="ce68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2"/>
            <table:table-cell table:style-name="ce111" table:number-columns-repeated="3"/>
            <table:table-cell/>
            <table:table-cell table:style-name="ce111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4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2-14" calcext:value-type="date">
              <text:p>14/02/22</text:p>
            </table:table-cell>
            <table:table-cell table:style-name="ce50" table:formula="of:=DAYS360([.E39];[.F39])+1" office:value-type="float" office:value="1" calcext:value-type="float">
              <text:p>1</text:p>
            </table:table-cell>
            <table:table-cell table:style-name="ce6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/>
            <table:table-cell table:style-name="ce111" table:number-columns-repeated="4"/>
            <table:table-cell/>
            <table:table-cell table:style-name="ce125" table:number-columns-repeated="4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5</text:p>
            </table:table-cell>
            <table:table-cell table:style-name="ce30" office:value-type="string" calcext:value-type="string">
              <text:p>SPRINT 2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66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5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2-14" calcext:value-type="date">
              <text:p>14/02/22</text:p>
            </table:table-cell>
            <table:table-cell table:style-name="ce45" office:value-type="date" office:date-value="2022-02-18" calcext:value-type="date">
              <text:p>18/02/22</text:p>
            </table:table-cell>
            <table:table-cell table:style-name="ce50" table:formula="of:=DAYS360([.E41];[.F41])+1" office:value-type="float" office:value="5" calcext:value-type="float">
              <text:p>5</text:p>
            </table:table-cell>
            <table:table-cell table:style-name="ce5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 table:number-columns-repeated="5"/>
            <table:table-cell table:style-name="ce111" table:number-columns-repeated="15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5.2</text:p>
            </table:table-cell>
            <table:table-cell table:style-name="ce28" office:value-type="string" calcext:value-type="string">
              <text:p>Front End Development for visit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2-14" calcext:value-type="date">
              <text:p>14/02/22</text:p>
            </table:table-cell>
            <table:table-cell table:style-name="ce45" office:value-type="date" office:date-value="2022-02-24" calcext:value-type="date">
              <text:p>24/02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5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 table:number-columns-repeated="9"/>
            <table:table-cell table:style-name="ce111" table:number-columns-repeated="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5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2-14" calcext:value-type="date">
              <text:p>14/02/22</text:p>
            </table:table-cell>
            <table:table-cell table:style-name="ce45" office:value-type="date" office:date-value="2022-02-24" calcext:value-type="date">
              <text:p>24/02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 table:number-columns-repeated="9"/>
            <table:table-cell table:style-name="ce111" table:number-columns-repeated="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5.4</text:p>
            </table:table-cell>
            <table:table-cell table:style-name="ce31" office:value-type="string" calcext:value-type="string">
              <text:p>Setting up the link for visit API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2-14" calcext:value-type="date">
              <text:p>14/02/22</text:p>
            </table:table-cell>
            <table:table-cell table:style-name="ce45" office:value-type="date" office:date-value="2022-02-24" calcext:value-type="date">
              <text:p>24/02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 table:number-columns-repeated="9"/>
            <table:table-cell table:style-name="ce111" table:number-columns-repeated="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5.5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2-14" calcext:value-type="date">
              <text:p>14/02/22</text:p>
            </table:table-cell>
            <table:table-cell table:style-name="ce45" office:value-type="string" calcext:value-type="string">
              <text:p>16/02/22</text:p>
            </table:table-cell>
            <table:table-cell table:style-name="ce50" office:value-type="float" office:value="3" calcext:value-type="float">
              <text:p>3</text:p>
            </table:table-cell>
            <table:table-cell table:style-name="ce7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12" table:number-columns-repeated="3"/>
            <table:table-cell table:style-name="ce125" table:number-columns-repeated="2"/>
            <table:table-cell table:style-name="ce111" table:number-columns-repeated="12"/>
            <table:table-cell/>
            <table:table-cell table:style-name="ce111" table:number-columns-repeated="2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5.6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2-25" calcext:value-type="date">
              <text:p>25/02/22</text:p>
            </table:table-cell>
            <table:table-cell table:style-name="ce50" table:formula="of:=DAYS360([.E46];[.F46])+1" office:value-type="float" office:value="1" calcext:value-type="float">
              <text:p>1</text:p>
            </table:table-cell>
            <table:table-cell table:style-name="ce71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25" table:number-columns-repeated="5"/>
            <table:table-cell table:style-name="ce111" table:number-columns-repeated="3"/>
            <table:table-cell/>
            <table:table-cell table:style-name="ce112"/>
            <table:table-cell/>
            <table:table-cell table:style-name="ce111" table:number-columns-repeated="9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6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2-28" calcext:value-type="date">
              <text:p>28/02/22</text:p>
            </table:table-cell>
            <table:table-cell table:style-name="ce50" office:value-type="float" office:value="1" calcext:value-type="float">
              <text:p>1</text:p>
            </table:table-cell>
            <table:table-cell table:style-name="ce7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/>
            <table:table-cell table:style-name="ce125" table:number-columns-repeated="5"/>
            <table:table-cell table:style-name="ce111" table:number-columns-repeated="5"/>
            <table:table-cell table:style-name="ce112"/>
            <table:table-cell table:style-name="ce111" table:number-columns-repeated="5"/>
            <table:table-cell/>
            <table:table-cell table:style-name="ce111" table:number-columns-repeated="3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</text:p>
            </table:table-cell>
            <table:table-cell table:style-name="ce30" office:value-type="string" calcext:value-type="string">
              <text:p>SPRINT 3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72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2-28" calcext:value-type="date">
              <text:p>28/02/22</text:p>
            </table:table-cell>
            <table:table-cell table:style-name="ce45" office:value-type="date" office:date-value="2022-03-04" calcext:value-type="date">
              <text:p>04/03/22</text:p>
            </table:table-cell>
            <table:table-cell table:style-name="ce50" table:formula="of:=DAYS360([.E49];[.F49])+1" office:value-type="float" office:value="5" calcext:value-type="float">
              <text:p>5</text:p>
            </table:table-cell>
            <table:table-cell table:style-name="ce7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2" table:number-columns-repeated="5"/>
            <table:table-cell table:style-name="ce111" table:number-columns-repeated="5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2</text:p>
            </table:table-cell>
            <table:table-cell table:style-name="ce28" office:value-type="string" calcext:value-type="string">
              <text:p>Front End Development for online meeting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2-28" calcext:value-type="date">
              <text:p>28/02/22</text:p>
            </table:table-cell>
            <table:table-cell table:style-name="ce45" office:value-type="date" office:date-value="2022-03-10" calcext:value-type="date">
              <text:p>10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2" table:number-columns-repeated="9"/>
            <table:table-cell table:style-name="ce1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2-28" calcext:value-type="date">
              <text:p>28/02/22</text:p>
            </table:table-cell>
            <table:table-cell table:style-name="ce45" office:value-type="date" office:date-value="2022-03-10" calcext:value-type="date">
              <text:p>10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2" table:number-columns-repeated="9"/>
            <table:table-cell table:style-name="ce1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4</text:p>
            </table:table-cell>
            <table:table-cell table:style-name="ce31" office:value-type="string" calcext:value-type="string">
              <text:p>Setting up the link for online meeting API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2-28" calcext:value-type="date">
              <text:p>28/02/22</text:p>
            </table:table-cell>
            <table:table-cell table:style-name="ce45" office:value-type="date" office:date-value="2022-03-10" calcext:value-type="date">
              <text:p>10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2" table:number-columns-repeated="9"/>
            <table:table-cell table:style-name="ce1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5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2-28" calcext:value-type="date">
              <text:p>28/02/22</text:p>
            </table:table-cell>
            <table:table-cell table:style-name="ce45" office:value-type="date" office:date-value="2022-03-02" calcext:value-type="date">
              <text:p>02/03/22</text:p>
            </table:table-cell>
            <table:table-cell table:style-name="ce50" table:formula="of:=DAYS360([.E53];[.F53])+1" office:value-type="float" office:value="3" calcext:value-type="float">
              <text:p>3</text:p>
            </table:table-cell>
            <table:table-cell table:style-name="ce7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2" table:number-columns-repeated="3"/>
            <table:table-cell table:style-name="ce125" table:number-columns-repeated="7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7.6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3-11" calcext:value-type="date">
              <text:p>11/03/22</text:p>
            </table:table-cell>
            <table:table-cell table:style-name="ce50" table:formula="of:=DAYS360([.E54];[.F54])+1" office:value-type="float" office:value="1" calcext:value-type="float">
              <text:p>1</text:p>
            </table:table-cell>
            <table:table-cell table:style-name="ce7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5"/>
            <table:table-cell table:style-name="ce125" table:number-columns-repeated="4"/>
            <table:table-cell table:style-name="ce112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8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3-14" calcext:value-type="date">
              <text:p>14/03/22</text:p>
            </table:table-cell>
            <table:table-cell table:style-name="ce50" table:formula="of:=DAYS360([.E55];[.F55])+1" office:value-type="float" office:value="1" calcext:value-type="float">
              <text:p>1</text:p>
            </table:table-cell>
            <table:table-cell table:style-name="ce7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5"/>
            <table:table-cell table:style-name="ce125" table:number-columns-repeated="5"/>
            <table:table-cell table:style-name="ce112"/>
            <table:table-cell table:style-name="ce141" table:number-columns-repeated="4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</text:p>
            </table:table-cell>
            <table:table-cell table:style-name="ce30" office:value-type="string" calcext:value-type="string">
              <text:p>SPRINT 4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74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5"/>
            <table:table-cell table:style-name="ce125" table:number-columns-repeated="4"/>
            <table:table-cell table:style-name="ce111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3-14" calcext:value-type="date">
              <text:p>14/03/22</text:p>
            </table:table-cell>
            <table:table-cell table:style-name="ce45" office:value-type="date" office:date-value="2022-03-18" calcext:value-type="date">
              <text:p>18/03/22</text:p>
            </table:table-cell>
            <table:table-cell table:style-name="ce50" table:formula="of:=DAYS360([.E57];[.F57])+1" office:value-type="float" office:value="5" calcext:value-type="float">
              <text:p>5</text:p>
            </table:table-cell>
            <table:table-cell table:style-name="ce7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12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2</text:p>
            </table:table-cell>
            <table:table-cell table:style-name="ce32" office:value-type="string" calcext:value-type="string">
              <text:p>Front End Development for offline meeting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3-14" calcext:value-type="date">
              <text:p>14/03/22</text:p>
            </table:table-cell>
            <table:table-cell table:style-name="ce45" office:value-type="date" office:date-value="2022-03-24" calcext:value-type="date">
              <text:p>24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12" table:number-columns-repeated="9"/>
            <table:table-cell table:style-name="ce111" table:number-columns-repeated="6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3-14" calcext:value-type="date">
              <text:p>14/03/22</text:p>
            </table:table-cell>
            <table:table-cell table:style-name="ce45" office:value-type="date" office:date-value="2022-03-24" calcext:value-type="date">
              <text:p>24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12" table:number-columns-repeated="9"/>
            <table:table-cell table:style-name="ce111" table:number-columns-repeated="6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48" table:number-columns-repeated="5"/>
            <table:table-cell table:style-name="ce150" table:number-columns-repeated="5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4</text:p>
            </table:table-cell>
            <table:table-cell table:style-name="ce31" office:value-type="string" calcext:value-type="string">
              <text:p>Setting up the link for offline meeting API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3-14" calcext:value-type="date">
              <text:p>14/03/22</text:p>
            </table:table-cell>
            <table:table-cell table:style-name="ce45" office:value-type="date" office:date-value="2022-03-24" calcext:value-type="date">
              <text:p>24/03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12" table:number-columns-repeated="9"/>
            <table:table-cell table:style-name="ce111" table:number-columns-repeated="6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5</text:p>
            </table:table-cell>
            <table:table-cell table:style-name="ce31" office:value-type="string" calcext:value-type="string">
              <text:p>QA testing 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3-18" calcext:value-type="date">
              <text:p>18/03/22</text:p>
            </table:table-cell>
            <table:table-cell table:style-name="ce45" office:value-type="date" office:date-value="2022-03-24" calcext:value-type="date">
              <text:p>24/03/22</text:p>
            </table:table-cell>
            <table:table-cell table:style-name="ce50" table:formula="of:=DAYS360([.E61];[.F61])+1" office:value-type="float" office:value="7" calcext:value-type="float">
              <text:p>7</text:p>
            </table:table-cell>
            <table:table-cell table:style-name="ce7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3"/>
            <table:table-cell table:style-name="ce112" table:number-columns-repeated="6"/>
            <table:table-cell table:style-name="ce111" table:number-columns-repeated="6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6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3-14" calcext:value-type="date">
              <text:p>14/03/22</text:p>
            </table:table-cell>
            <table:table-cell table:style-name="ce45" office:value-type="date" office:date-value="2022-03-16" calcext:value-type="date">
              <text:p>16/03/22</text:p>
            </table:table-cell>
            <table:table-cell table:style-name="ce50" table:formula="of:=DAYS360([.E62];[.F62])+1" office:value-type="float" office:value="3" calcext:value-type="float">
              <text:p>3</text:p>
            </table:table-cell>
            <table:table-cell table:style-name="ce7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12" table:number-columns-repeated="3"/>
            <table:table-cell table:style-name="ce141" table:number-columns-repeated="2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9.10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3-25" calcext:value-type="date">
              <text:p>25/03/22</text:p>
            </table:table-cell>
            <table:table-cell table:style-name="ce50" table:formula="of:=DAYS360([.E63];[.F63])+1" office:value-type="float" office:value="1" calcext:value-type="float">
              <text:p>1</text:p>
            </table:table-cell>
            <table:table-cell table:style-name="ce7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4"/>
            <table:table-cell table:style-name="ce112"/>
            <table:table-cell table:style-name="ce111" table:number-columns-repeated="5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10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3-28" calcext:value-type="date">
              <text:p>28/03/22</text:p>
            </table:table-cell>
            <table:table-cell table:style-name="ce50" table:formula="of:=DAYS360([.E64];[.F64])+1" office:value-type="float" office:value="1" calcext:value-type="float">
              <text:p>1</text:p>
            </table:table-cell>
            <table:table-cell table:style-name="ce7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/>
            <table:table-cell table:style-name="ce111" table:number-columns-repeated="4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</text:p>
            </table:table-cell>
            <table:table-cell table:style-name="ce30" office:value-type="string" calcext:value-type="string">
              <text:p>SPRINT 5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76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3-28" calcext:value-type="date">
              <text:p>28/03/22</text:p>
            </table:table-cell>
            <table:table-cell table:style-name="ce45" office:value-type="date" office:date-value="2022-04-01" calcext:value-type="date">
              <text:p>01/04/22</text:p>
            </table:table-cell>
            <table:table-cell table:style-name="ce50" office:value-type="float" office:value="5" calcext:value-type="float">
              <text:p>5</text:p>
            </table:table-cell>
            <table:table-cell table:style-name="ce7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 table:number-columns-repeated="5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2</text:p>
            </table:table-cell>
            <table:table-cell table:style-name="ce28" office:value-type="string" calcext:value-type="string">
              <text:p>Front End Development for diagnosis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3-28" calcext:value-type="date">
              <text:p>28/03/22</text:p>
            </table:table-cell>
            <table:table-cell table:style-name="ce45" office:value-type="date" office:date-value="2022-04-07" calcext:value-type="date">
              <text:p>07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3-28" calcext:value-type="date">
              <text:p>28/03/22</text:p>
            </table:table-cell>
            <table:table-cell table:style-name="ce45" office:value-type="date" office:date-value="2022-04-07" calcext:value-type="date">
              <text:p>07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4</text:p>
            </table:table-cell>
            <table:table-cell table:style-name="ce31" office:value-type="string" calcext:value-type="string">
              <text:p>Setting up the link for diagnosis API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3-28" calcext:value-type="date">
              <text:p>28/03/22</text:p>
            </table:table-cell>
            <table:table-cell table:style-name="ce45" office:value-type="date" office:date-value="2022-04-07" calcext:value-type="date">
              <text:p>07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5</text:p>
            </table:table-cell>
            <table:table-cell table:style-name="ce31" office:value-type="string" calcext:value-type="string">
              <text:p>QA testing 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4-01" calcext:value-type="date">
              <text:p>01/04/22</text:p>
            </table:table-cell>
            <table:table-cell table:style-name="ce45" office:value-type="date" office:date-value="2022-04-07" calcext:value-type="date">
              <text:p>07/04/22</text:p>
            </table:table-cell>
            <table:table-cell table:style-name="ce50" table:formula="of:=DAYS360([.E70];[.F70])+1" office:value-type="float" office:value="7" calcext:value-type="float">
              <text:p>7</text:p>
            </table:table-cell>
            <table:table-cell table:style-name="ce7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8"/>
            <table:table-cell table:style-name="ce112" table:number-columns-repeated="6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6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3-28" calcext:value-type="date">
              <text:p>28/03/22</text:p>
            </table:table-cell>
            <table:table-cell table:style-name="ce45" office:value-type="date" office:date-value="2022-03-30" calcext:value-type="date">
              <text:p>30/03/22</text:p>
            </table:table-cell>
            <table:table-cell table:style-name="ce50" table:formula="of:=DAYS360([.E71];[.F71])+1" office:value-type="float" office:value="3" calcext:value-type="float">
              <text:p>3</text:p>
            </table:table-cell>
            <table:table-cell table:style-name="ce78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5"/>
            <table:table-cell table:style-name="ce112" table:number-columns-repeated="3"/>
            <table:table-cell table:style-name="ce111" table:number-columns-repeated="2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1.7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4-08" calcext:value-type="date">
              <text:p>08/04/22</text:p>
            </table:table-cell>
            <table:table-cell table:style-name="ce50" table:formula="of:=DAYS360([.E72];[.F72])+1" office:value-type="float" office:value="1" calcext:value-type="float">
              <text:p>1</text:p>
            </table:table-cell>
            <table:table-cell table:style-name="ce78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4"/>
            <table:table-cell table:style-name="ce112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9" office:value-type="string" calcext:value-type="string">
              <text:p>3.12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4-11" calcext:value-type="date">
              <text:p>11/04/22</text:p>
            </table:table-cell>
            <table:table-cell table:style-name="ce50" table:formula="of:=DAYS360([.E73];[.F73])+1" office:value-type="float" office:value="1" calcext:value-type="float">
              <text:p>1</text:p>
            </table:table-cell>
            <table:table-cell table:style-name="ce78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/>
            <table:table-cell table:style-name="ce111" table:number-columns-repeated="3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</text:p>
            </table:table-cell>
            <table:table-cell table:style-name="ce30" office:value-type="string" calcext:value-type="string">
              <text:p>SPRINT 6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78"/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4-11" calcext:value-type="date">
              <text:p>11/04/22</text:p>
            </table:table-cell>
            <table:table-cell table:style-name="ce45" office:value-type="date" office:date-value="2022-04-15" calcext:value-type="date">
              <text:p>15/04/22</text:p>
            </table:table-cell>
            <table:table-cell table:style-name="ce50" table:formula="of:=DAYS360([.E75];[.F75])+1" office:value-type="float" office:value="5" calcext:value-type="float">
              <text:p>5</text:p>
            </table:table-cell>
            <table:table-cell table:style-name="ce7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 table:number-columns-repeated="5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2</text:p>
            </table:table-cell>
            <table:table-cell table:style-name="ce28" office:value-type="string" calcext:value-type="string">
              <text:p>Front End Development for medical prescription : dosage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4-11" calcext:value-type="date">
              <text:p>11/04/22</text:p>
            </table:table-cell>
            <table:table-cell table:style-name="ce45" office:value-type="date" office:date-value="2022-04-21" calcext:value-type="date">
              <text:p>21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4-11" calcext:value-type="date">
              <text:p>11/04/22</text:p>
            </table:table-cell>
            <table:table-cell table:style-name="ce45" office:value-type="date" office:date-value="2022-04-21" calcext:value-type="date">
              <text:p>21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4</text:p>
            </table:table-cell>
            <table:table-cell table:style-name="ce31" office:value-type="string" calcext:value-type="string">
              <text:p>Setting up the link for dosage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4-11" calcext:value-type="date">
              <text:p>11/04/22</text:p>
            </table:table-cell>
            <table:table-cell table:style-name="ce45" office:value-type="date" office:date-value="2022-04-21" calcext:value-type="date">
              <text:p>21/04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7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5</text:p>
            </table:table-cell>
            <table:table-cell table:style-name="ce31" office:value-type="string" calcext:value-type="string">
              <text:p>QA testing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4-15" calcext:value-type="date">
              <text:p>15/04/22</text:p>
            </table:table-cell>
            <table:table-cell table:style-name="ce45" office:value-type="date" office:date-value="2022-04-21" calcext:value-type="date">
              <text:p>21/04/22</text:p>
            </table:table-cell>
            <table:table-cell table:style-name="ce50" table:formula="of:=DAYS360([.E79];[.F79])+1" office:value-type="float" office:value="7" calcext:value-type="float">
              <text:p>7</text:p>
            </table:table-cell>
            <table:table-cell table:style-name="ce8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3"/>
            <table:table-cell table:style-name="ce112" table:number-columns-repeated="6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6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4-11" calcext:value-type="date">
              <text:p>11/04/22</text:p>
            </table:table-cell>
            <table:table-cell table:style-name="ce45" office:value-type="date" office:date-value="2022-04-13" calcext:value-type="date">
              <text:p>13/04/22</text:p>
            </table:table-cell>
            <table:table-cell table:style-name="ce50" table:formula="of:=DAYS360([.E80];[.F80])+1" office:value-type="float" office:value="3" calcext:value-type="float">
              <text:p>3</text:p>
            </table:table-cell>
            <table:table-cell table:style-name="ce8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2" table:number-columns-repeated="3"/>
            <table:table-cell table:style-name="ce111" table:number-columns-repeated="2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3.7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4-22" calcext:value-type="date">
              <text:p>22/04/22</text:p>
            </table:table-cell>
            <table:table-cell table:style-name="ce50" table:formula="of:=DAYS360([.E81];[.F81])+1" office:value-type="float" office:value="1" calcext:value-type="float">
              <text:p>1</text:p>
            </table:table-cell>
            <table:table-cell table:style-name="ce8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5"/>
            <table:table-cell table:style-name="ce148" table:number-columns-repeated="4"/>
            <table:table-cell table:style-name="ce112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4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4-25" calcext:value-type="date">
              <text:p>25/04/22</text:p>
            </table:table-cell>
            <table:table-cell table:style-name="ce50" table:formula="of:=DAYS360([.E82];[.F82])+1" office:value-type="float" office:value="1" calcext:value-type="float">
              <text:p>1</text:p>
            </table:table-cell>
            <table:table-cell table:style-name="ce80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5"/>
            <table:table-cell table:style-name="ce148" table:number-columns-repeated="5"/>
            <table:table-cell table:style-name="ce112"/>
            <table:table-cell table:style-name="ce111" table:number-columns-repeated="3"/>
            <table:table-cell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</text:p>
            </table:table-cell>
            <table:table-cell table:style-name="ce30" office:value-type="string" calcext:value-type="string">
              <text:p>SPRINT 7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81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4-25" calcext:value-type="date">
              <text:p>25/04/22</text:p>
            </table:table-cell>
            <table:table-cell table:style-name="ce45" office:value-type="date" office:date-value="2022-04-29" calcext:value-type="date">
              <text:p>29/04/22</text:p>
            </table:table-cell>
            <table:table-cell table:style-name="ce50" table:formula="of:=DAYS360([.E84];[.F84])+1" office:value-type="float" office:value="5" calcext:value-type="float">
              <text:p>5</text:p>
            </table:table-cell>
            <table:table-cell table:style-name="ce81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5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2</text:p>
            </table:table-cell>
            <table:table-cell table:style-name="ce28" office:value-type="string" calcext:value-type="string">
              <text:p>Front End Development for medical prescr : procedure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4-25" calcext:value-type="date">
              <text:p>25/04/22</text:p>
            </table:table-cell>
            <table:table-cell table:style-name="ce45" office:value-type="date" office:date-value="2022-05-05" calcext:value-type="date">
              <text:p>05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1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3</text:p>
            </table:table-cell>
            <table:table-cell table:style-name="ce31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4-25" calcext:value-type="date">
              <text:p>25/04/22</text:p>
            </table:table-cell>
            <table:table-cell table:style-name="ce45" office:value-type="date" office:date-value="2022-05-05" calcext:value-type="date">
              <text:p>05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1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4</text:p>
            </table:table-cell>
            <table:table-cell table:style-name="ce31" office:value-type="string" calcext:value-type="string">
              <text:p>Setting up the link for procedure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4-25" calcext:value-type="date">
              <text:p>25/04/22</text:p>
            </table:table-cell>
            <table:table-cell table:style-name="ce45" office:value-type="date" office:date-value="2022-05-05" calcext:value-type="date">
              <text:p>05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5</text:p>
            </table:table-cell>
            <table:table-cell table:style-name="ce31" office:value-type="string" calcext:value-type="string">
              <text:p>QA testing 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4-29" calcext:value-type="date">
              <text:p>29/04/22</text:p>
            </table:table-cell>
            <table:table-cell table:style-name="ce45" office:value-type="date" office:date-value="2022-05-05" calcext:value-type="date">
              <text:p>05/05/22</text:p>
            </table:table-cell>
            <table:table-cell table:style-name="ce50" table:formula="of:=DAYS360([.E88];[.F88])+1" office:value-type="float" office:value="7" calcext:value-type="float">
              <text:p>7</text:p>
            </table:table-cell>
            <table:table-cell table:style-name="ce8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3"/>
            <table:table-cell table:style-name="ce112" table:number-columns-repeated="6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6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4-25" calcext:value-type="date">
              <text:p>25/04/22</text:p>
            </table:table-cell>
            <table:table-cell table:style-name="ce45" office:value-type="date" office:date-value="2022-04-27" calcext:value-type="date">
              <text:p>27/04/22</text:p>
            </table:table-cell>
            <table:table-cell table:style-name="ce50" table:formula="of:=DAYS360([.E89];[.F89])+1" office:value-type="float" office:value="3" calcext:value-type="float">
              <text:p>3</text:p>
            </table:table-cell>
            <table:table-cell table:style-name="ce8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3"/>
            <table:table-cell table:style-name="ce111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5.7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5-06" calcext:value-type="date">
              <text:p>06/05/22</text:p>
            </table:table-cell>
            <table:table-cell table:style-name="ce50" table:formula="of:=DAYS360([.E90];[.F90])+1" office:value-type="float" office:value="1" calcext:value-type="float">
              <text:p>1</text:p>
            </table:table-cell>
            <table:table-cell table:style-name="ce82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4"/>
            <table:table-cell table:style-name="ce112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6</text:p>
            </table:table-cell>
            <table:table-cell table:style-name="ce30" office:value-type="string" calcext:value-type="string">
              <text:p>PROJECT RETROSPECTIVE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5-09" calcext:value-type="date">
              <text:p>09/05/22</text:p>
            </table:table-cell>
            <table:table-cell table:style-name="ce50" table:formula="of:=DAYS360([.E91];[.F91])+1" office:value-type="float" office:value="1" calcext:value-type="float">
              <text:p>1</text:p>
            </table:table-cell>
            <table:table-cell table:style-name="ce8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/>
            <table:table-cell table:style-name="ce111" table:number-columns-repeated="3"/>
            <table:table-cell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</text:p>
            </table:table-cell>
            <table:table-cell table:style-name="ce30" office:value-type="string" calcext:value-type="string">
              <text:p>SPRINT 8</text:p>
            </table:table-cell>
            <table:table-cell table:style-name="ce28"/>
            <table:table-cell table:style-name="ce45" table:number-columns-repeated="2"/>
            <table:table-cell table:style-name="ce50"/>
            <table:table-cell table:style-name="ce8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1</text:p>
            </table:table-cell>
            <table:table-cell table:style-name="ce28" office:value-type="string" calcext:value-type="string">
              <text:p>Revision for bugs </text:p>
            </table:table-cell>
            <table:table-cell table:style-name="ce28" office:value-type="string" calcext:value-type="string">
              <text:p>Back end/front end dev</text:p>
            </table:table-cell>
            <table:table-cell table:style-name="ce45" office:value-type="date" office:date-value="2022-05-09" calcext:value-type="date">
              <text:p>09/05/22</text:p>
            </table:table-cell>
            <table:table-cell table:style-name="ce45" office:value-type="date" office:date-value="2022-05-13" calcext:value-type="date">
              <text:p>13/05/22</text:p>
            </table:table-cell>
            <table:table-cell table:style-name="ce50" table:formula="of:=DAYS360([.E93];[.F93])+1" office:value-type="float" office:value="5" calcext:value-type="float">
              <text:p>5</text:p>
            </table:table-cell>
            <table:table-cell table:style-name="ce8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5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2</text:p>
            </table:table-cell>
            <table:table-cell table:style-name="ce28" office:value-type="string" calcext:value-type="string">
              <text:p>Front End Development for control</text:p>
            </table:table-cell>
            <table:table-cell table:style-name="ce28" office:value-type="string" calcext:value-type="string">
              <text:p>Front end dev</text:p>
            </table:table-cell>
            <table:table-cell table:style-name="ce45" office:value-type="date" office:date-value="2022-05-09" calcext:value-type="date">
              <text:p>09/05/22</text:p>
            </table:table-cell>
            <table:table-cell table:style-name="ce45" office:value-type="date" office:date-value="2022-05-19" calcext:value-type="date">
              <text:p>19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3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3</text:p>
            </table:table-cell>
            <table:table-cell table:style-name="ce33" office:value-type="string" calcext:value-type="string">
              <text:p>Documentation for list of queries </text:p>
            </table:table-cell>
            <table:table-cell table:style-name="ce28" office:value-type="string" calcext:value-type="string">
              <text:p>Db developer</text:p>
            </table:table-cell>
            <table:table-cell table:style-name="ce45" office:value-type="date" office:date-value="2022-05-09" calcext:value-type="date">
              <text:p>09/05/22</text:p>
            </table:table-cell>
            <table:table-cell table:style-name="ce45" office:value-type="date" office:date-value="2022-05-19" calcext:value-type="date">
              <text:p>19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4</text:p>
            </table:table-cell>
            <table:table-cell table:style-name="ce31" office:value-type="string" calcext:value-type="string">
              <text:p>Setting up the link for control</text:p>
            </table:table-cell>
            <table:table-cell table:style-name="ce28" office:value-type="string" calcext:value-type="string">
              <text:p>Back end dev</text:p>
            </table:table-cell>
            <table:table-cell table:style-name="ce45" office:value-type="date" office:date-value="2022-05-09" calcext:value-type="date">
              <text:p>09/05/22</text:p>
            </table:table-cell>
            <table:table-cell table:style-name="ce45" office:value-type="date" office:date-value="2022-05-19" calcext:value-type="date">
              <text:p>19/05/22</text:p>
            </table:table-cell>
            <table:table-cell table:style-name="ce50" office:value-type="float" office:value="9" calcext:value-type="float">
              <text:p>9</text:p>
            </table:table-cell>
            <table:table-cell table:style-name="ce8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9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5</text:p>
            </table:table-cell>
            <table:table-cell table:style-name="ce31" office:value-type="string" calcext:value-type="string">
              <text:p>QA testing for control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5-13" calcext:value-type="date">
              <text:p>13/05/22</text:p>
            </table:table-cell>
            <table:table-cell table:style-name="ce45" office:value-type="date" office:date-value="2022-05-19" calcext:value-type="date">
              <text:p>19/05/22</text:p>
            </table:table-cell>
            <table:table-cell table:style-name="ce50" table:formula="of:=DAYS360([.E97];[.F97])+1" office:value-type="float" office:value="7" calcext:value-type="float">
              <text:p>7</text:p>
            </table:table-cell>
            <table:table-cell table:style-name="ce8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3"/>
            <table:table-cell table:style-name="ce112" table:number-columns-repeated="6"/>
            <table:table-cell table:style-name="ce148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6</text:p>
            </table:table-cell>
            <table:table-cell table:style-name="ce32" office:value-type="string" calcext:value-type="string">
              <text:p>Product change (if any)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5-09" calcext:value-type="date">
              <text:p>09/05/22</text:p>
            </table:table-cell>
            <table:table-cell table:style-name="ce45" office:value-type="date" office:date-value="2022-05-11" calcext:value-type="date">
              <text:p>11/05/22</text:p>
            </table:table-cell>
            <table:table-cell table:style-name="ce50" table:formula="of:=DAYS360([.E98];[.F98])+1" office:value-type="float" office:value="3" calcext:value-type="float">
              <text:p>3</text:p>
            </table:table-cell>
            <table:table-cell table:style-name="ce8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3"/>
            <table:table-cell table:style-name="ce111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7.7</text:p>
            </table:table-cell>
            <table:table-cell table:style-name="ce28" office:value-type="string" calcext:value-type="string">
              <text:p>Sprint review</text:p>
            </table:table-cell>
            <table:table-cell table:style-name="ce28" office:value-type="string" calcext:value-type="string">
              <text:p>Scrum master</text:p>
            </table:table-cell>
            <table:table-cell table:number-columns-repeated="2" table:style-name="ce45" office:value-type="date" office:date-value="2022-05-20" calcext:value-type="date">
              <text:p>20/05/22</text:p>
            </table:table-cell>
            <table:table-cell table:style-name="ce50" table:formula="of:=DAYS360([.E99];[.F99])+1" office:value-type="float" office:value="1" calcext:value-type="float">
              <text:p>1</text:p>
            </table:table-cell>
            <table:table-cell table:style-name="ce8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4"/>
            <table:table-cell table:style-name="ce112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8</text:p>
            </table:table-cell>
            <table:table-cell table:style-name="ce28" office:value-type="string" calcext:value-type="string">
              <text:p>QA testing for all of the function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5-19" calcext:value-type="date">
              <text:p>19/05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office:value-type="float" office:value="12" calcext:value-type="float">
              <text:p>12</text:p>
            </table:table-cell>
            <table:table-cell table:style-name="ce8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2" table:number-columns-repeated="12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19</text:p>
            </table:table-cell>
            <table:table-cell table:style-name="ce28" office:value-type="string" calcext:value-type="string">
              <text:p>Bugs review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5-23" calcext:value-type="date">
              <text:p>23/05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1];[.F101])+1" office:value-type="float" office:value="11" calcext:value-type="float">
              <text:p>11</text:p>
            </table:table-cell>
            <table:table-cell table:style-name="ce8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2"/>
            <table:table-cell table:style-name="ce112" table:number-columns-repeated="8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0</text:p>
            </table:table-cell>
            <table:table-cell table:style-name="ce28" office:value-type="string" calcext:value-type="string">
              <text:p>Bugs fixing</text:p>
            </table:table-cell>
            <table:table-cell table:style-name="ce28" office:value-type="string" calcext:value-type="string">
              <text:p>Developer</text:p>
            </table:table-cell>
            <table:table-cell table:style-name="ce45" office:value-type="date" office:date-value="2022-05-23" calcext:value-type="date">
              <text:p>23/05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2];[.F102])+1" office:value-type="float" office:value="11" calcext:value-type="float">
              <text:p>11</text:p>
            </table:table-cell>
            <table:table-cell table:style-name="ce8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2"/>
            <table:table-cell table:style-name="ce112" table:number-columns-repeated="8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1</text:p>
            </table:table-cell>
            <table:table-cell table:style-name="ce28" office:value-type="string" calcext:value-type="string">
              <text:p>Creating User manual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5-23" calcext:value-type="date">
              <text:p>23/05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3];[.F103])+1" office:value-type="float" office:value="11" calcext:value-type="float">
              <text:p>11</text:p>
            </table:table-cell>
            <table:table-cell table:style-name="ce8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2"/>
            <table:table-cell table:style-name="ce112" table:number-columns-repeated="8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2</text:p>
            </table:table-cell>
            <table:table-cell table:style-name="ce28" office:value-type="string" calcext:value-type="string">
              <text:p>UAT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6-01" calcext:value-type="date">
              <text:p>01/06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4];[.F104])+1" office:value-type="float" office:value="3" calcext:value-type="float">
              <text:p>3</text:p>
            </table:table-cell>
            <table:table-cell table:style-name="ce8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2"/>
            <table:table-cell table:style-name="ce112" table:number-columns-repeated="3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3</text:p>
            </table:table-cell>
            <table:table-cell table:style-name="ce28" office:value-type="string" calcext:value-type="string">
              <text:p>Bugs review</text:p>
            </table:table-cell>
            <table:table-cell table:style-name="ce28" office:value-type="string" calcext:value-type="string">
              <text:p>Product owner</text:p>
            </table:table-cell>
            <table:table-cell table:style-name="ce45" office:value-type="date" office:date-value="2022-06-01" calcext:value-type="date">
              <text:p>01/06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5];[.F105])+1" office:value-type="float" office:value="3" calcext:value-type="float">
              <text:p>3</text:p>
            </table:table-cell>
            <table:table-cell table:style-name="ce8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2"/>
            <table:table-cell table:style-name="ce112" table:number-columns-repeated="3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4</text:p>
            </table:table-cell>
            <table:table-cell table:style-name="ce28" office:value-type="string" calcext:value-type="string">
              <text:p>Bugs fixing</text:p>
            </table:table-cell>
            <table:table-cell table:style-name="ce28" office:value-type="string" calcext:value-type="string">
              <text:p>Developer</text:p>
            </table:table-cell>
            <table:table-cell table:style-name="ce45" office:value-type="date" office:date-value="2022-06-01" calcext:value-type="date">
              <text:p>01/06/22</text:p>
            </table:table-cell>
            <table:table-cell table:style-name="ce45" office:value-type="date" office:date-value="2022-06-03" calcext:value-type="date">
              <text:p>03/06/22</text:p>
            </table:table-cell>
            <table:table-cell table:style-name="ce50" table:formula="of:=DAYS360([.E106];[.F106])+1" office:value-type="float" office:value="3" calcext:value-type="float">
              <text:p>3</text:p>
            </table:table-cell>
            <table:table-cell table:style-name="ce86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2"/>
            <table:table-cell table:style-name="ce112" table:number-columns-repeated="3"/>
            <table:table-cell table:style-name="ce150" table:number-columns-repeated="2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5</text:p>
            </table:table-cell>
            <table:table-cell table:style-name="ce28" office:value-type="string" calcext:value-type="string">
              <text:p>Deployment to production cloud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6-06" calcext:value-type="date">
              <text:p>06/06/22</text:p>
            </table:table-cell>
            <table:table-cell table:style-name="ce45" office:value-type="date" office:date-value="2022-06-10" calcext:value-type="date">
              <text:p>10/06/22</text:p>
            </table:table-cell>
            <table:table-cell table:style-name="ce50" table:formula="of:=DAYS360([.E107];[.F107])+1" office:value-type="float" office:value="5" calcext:value-type="float">
              <text:p>5</text:p>
            </table:table-cell>
            <table:table-cell table:style-name="ce8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5"/>
            <table:table-cell table:style-name="ce150" table:number-columns-repeated="15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3.26</text:p>
            </table:table-cell>
            <table:table-cell table:style-name="ce28" office:value-type="string" calcext:value-type="string">
              <text:p>Testing on production</text:p>
            </table:table-cell>
            <table:table-cell table:style-name="ce28" office:value-type="string" calcext:value-type="string">
              <text:p>QA tester</text:p>
            </table:table-cell>
            <table:table-cell table:style-name="ce45" office:value-type="date" office:date-value="2022-06-06" calcext:value-type="date">
              <text:p>06/06/22</text:p>
            </table:table-cell>
            <table:table-cell table:style-name="ce45" office:value-type="date" office:date-value="2022-06-10" calcext:value-type="date">
              <text:p>10/06/22</text:p>
            </table:table-cell>
            <table:table-cell table:style-name="ce50" table:formula="of:=DAYS360([.E108];[.F108])+1" office:value-type="float" office:value="5" calcext:value-type="float">
              <text:p>5</text:p>
            </table:table-cell>
            <table:table-cell table:style-name="ce8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5"/>
            <table:table-cell table:style-name="ce150" table:number-columns-repeated="15"/>
            <table:table-cell table:number-columns-repeated="901"/>
          </table:table-row>
          <table:table-row table:style-name="ro4">
            <table:table-cell table:style-name="ce6"/>
            <table:table-cell table:style-name="ce20" office:value-type="string" calcext:value-type="string">
              <text:p>3.27</text:p>
            </table:table-cell>
            <table:table-cell table:style-name="ce28" office:value-type="string" calcext:value-type="string">
              <text:p>Fixing error on production</text:p>
            </table:table-cell>
            <table:table-cell table:style-name="ce28" office:value-type="string" calcext:value-type="string">
              <text:p>Scrum master, assign to developer</text:p>
            </table:table-cell>
            <table:table-cell table:style-name="ce45" office:value-type="date" office:date-value="2022-06-06" calcext:value-type="date">
              <text:p>06/06/22</text:p>
            </table:table-cell>
            <table:table-cell table:style-name="ce45" office:value-type="date" office:date-value="2022-06-10" calcext:value-type="date">
              <text:p>10/06/22</text:p>
            </table:table-cell>
            <table:table-cell table:style-name="ce50" table:formula="of:=DAYS360([.E109];[.F109])+1" office:value-type="float" office:value="5" calcext:value-type="float">
              <text:p>5</text:p>
            </table:table-cell>
            <table:table-cell table:style-name="ce8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3"/>
            <table:table-cell table:style-name="ce111"/>
            <table:table-cell table:style-name="ce151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2" table:number-columns-repeated="5"/>
            <table:table-cell table:style-name="ce150" table:number-columns-repeated="15"/>
            <table:table-cell table:number-columns-repeated="901"/>
          </table:table-row>
          <table:table-row table:style-name="ro5">
            <table:table-cell table:style-name="ce6"/>
            <table:table-cell table:style-name="ce14" office:value-type="float" office:value="4" calcext:value-type="float">
              <text:p>4</text:p>
            </table:table-cell>
            <table:table-cell table:style-name="ce27" office:value-type="string" calcext:value-type="string">
              <text:p>Going Live</text:p>
            </table:table-cell>
            <table:table-cell table:style-name="ce37"/>
            <table:table-cell table:style-name="ce44" table:number-columns-repeated="2"/>
            <table:table-cell table:style-name="ce37"/>
            <table:table-cell table:style-name="ce88"/>
            <table:table-cell table:style-name="ce95"/>
            <table:table-cell table:style-name="ce102"/>
            <table:table-cell table:style-name="ce108" table:number-columns-repeated="3"/>
            <table:table-cell table:style-name="ce95" table:number-columns-repeated="11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4.1</text:p>
            </table:table-cell>
            <table:table-cell table:style-name="ce28" office:value-type="string" calcext:value-type="string">
              <text:p>User training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6-13" calcext:value-type="date">
              <text:p>13/06/22</text:p>
            </table:table-cell>
            <table:table-cell table:style-name="ce45" office:value-type="date" office:date-value="2022-06-17" calcext:value-type="date">
              <text:p>17/06/22</text:p>
            </table:table-cell>
            <table:table-cell table:style-name="ce50" table:formula="of:=DAYS360([.E111];[.F111])+1" office:value-type="float" office:value="5" calcext:value-type="float">
              <text:p>5</text:p>
            </table:table-cell>
            <table:table-cell table:style-name="ce87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5"/>
            <table:table-cell table:style-name="ce112" table:number-columns-repeated="5"/>
            <table:table-cell table:style-name="ce150" table:number-columns-repeated="10"/>
            <table:table-cell table:number-columns-repeated="901"/>
          </table:table-row>
          <table:table-row table:style-name="ro2">
            <table:table-cell table:style-name="ce6"/>
            <table:table-cell table:style-name="ce20" office:value-type="string" calcext:value-type="string">
              <text:p>4.2</text:p>
            </table:table-cell>
            <table:table-cell table:style-name="ce28" office:value-type="string" calcext:value-type="string">
              <text:p>Live to production</text:p>
            </table:table-cell>
            <table:table-cell table:style-name="ce28" office:value-type="string" calcext:value-type="string">
              <text:p>Product owner</text:p>
            </table:table-cell>
            <table:table-cell table:number-columns-repeated="2" table:style-name="ce45" office:value-type="date" office:date-value="2022-06-20" calcext:value-type="date">
              <text:p>20/06/22</text:p>
            </table:table-cell>
            <table:table-cell table:style-name="ce50" table:formula="of:=DAYS360([.E112];[.F112])+1" office:value-type="float" office:value="1" calcext:value-type="float">
              <text:p>1</text:p>
            </table:table-cell>
            <table:table-cell table:style-name="ce89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6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5"/>
            <table:table-cell table:style-name="ce150" table:number-columns-repeated="5"/>
            <table:table-cell table:style-name="ce112"/>
            <table:table-cell table:style-name="ce150" table:number-columns-repeated="9"/>
            <table:table-cell table:number-columns-repeated="901"/>
          </table:table-row>
        </table:table-row-group>
        <table:table-row table:style-name="ro1">
          <table:table-cell table:style-name="ce2"/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After live support</text:p>
          </table:table-cell>
          <table:table-cell table:style-name="ce37"/>
          <table:table-cell table:style-name="ce44" table:number-columns-repeated="2"/>
          <table:table-cell table:style-name="ce37"/>
          <table:table-cell table:style-name="ce56"/>
          <table:table-cell table:style-name="ce95"/>
          <table:table-cell table:style-name="ce102"/>
          <table:table-cell table:style-name="ce108" table:number-columns-repeated="4"/>
          <table:table-cell table:style-name="ce95" table:number-columns-repeated="109"/>
          <table:table-cell table:number-columns-repeated="901"/>
        </table:table-row>
        <table:table-row-group>
          <table:table-row table:style-name="ro2">
            <table:table-cell table:style-name="ce6"/>
            <table:table-cell table:style-name="ce15" office:value-type="float" office:value="5.1" calcext:value-type="float">
              <text:p>5.1</text:p>
            </table:table-cell>
            <table:table-cell table:style-name="ce28" office:value-type="string" calcext:value-type="string">
              <text:p>Monitoring performance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6-20" calcext:value-type="date">
              <text:p>20/06/22</text:p>
            </table:table-cell>
            <table:table-cell table:style-name="ce45" office:value-type="date" office:date-value="2022-08-19" calcext:value-type="date">
              <text:p>19/08/22</text:p>
            </table:table-cell>
            <table:table-cell table:style-name="ce50" table:formula="of:=DAYS360([.E114];[.F114])+1-18" office:value-type="float" office:value="42" calcext:value-type="float">
              <text:p>42</text:p>
            </table:table-cell>
            <table:table-cell table:style-name="ce54" office:value-type="percentage" office:value="0" calcext:value-type="percentage">
              <text:p>0 %</text:p>
            </table:table-cell>
            <table:table-cell table:style-name="ce98"/>
            <table:table-cell table:style-name="ce104"/>
            <table:table-cell table:style-name="ce110"/>
            <table:table-cell table:style-name="ce111"/>
            <table:table-cell table:style-name="ce110"/>
            <table:table-cell table:style-name="ce117" table:number-columns-repeated="5"/>
            <table:table-cell table:style-name="ce110" table:number-columns-repeated="10"/>
            <table:table-cell table:style-name="ce131" table:number-columns-repeated="5"/>
            <table:table-cell table:style-name="ce110" table:number-columns-repeated="10"/>
            <table:table-cell table:style-name="ce140" table:number-columns-repeated="5"/>
            <table:table-cell table:style-name="ce110" table:number-columns-repeated="1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0" table:number-columns-repeated="4"/>
            <table:table-cell table:style-name="ce150"/>
            <table:table-cell table:style-name="ce147" table:number-columns-repeated="5"/>
            <table:table-cell table:style-name="ce111" table:number-columns-repeated="4"/>
            <table:table-cell table:style-name="ce150" table:number-columns-repeated="6"/>
            <table:table-cell table:style-name="ce112"/>
            <table:table-cell table:style-name="ce150" table:number-columns-repeated="9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float" office:value="5.2" calcext:value-type="float">
              <text:p>5.2</text:p>
            </table:table-cell>
            <table:table-cell table:style-name="ce28" office:value-type="string" calcext:value-type="string">
              <text:p>Receiving issue ticket</text:p>
            </table:table-cell>
            <table:table-cell table:style-name="ce28" office:value-type="string" calcext:value-type="string">
              <text:p>Scrum master</text:p>
            </table:table-cell>
            <table:table-cell table:style-name="ce45" office:value-type="date" office:date-value="2022-06-20" calcext:value-type="date">
              <text:p>20/06/22</text:p>
            </table:table-cell>
            <table:table-cell table:style-name="ce45" office:value-type="date" office:date-value="2022-08-19" calcext:value-type="date">
              <text:p>19/08/22</text:p>
            </table:table-cell>
            <table:table-cell table:style-name="ce50" table:formula="of:=DAYS360([.E115];[.F115])+1-18" office:value-type="float" office:value="42" calcext:value-type="float">
              <text:p>42</text:p>
            </table:table-cell>
            <table:table-cell table:style-name="ce5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7" table:number-columns-repeated="5"/>
            <table:table-cell table:style-name="ce111" table:number-columns-repeated="10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6"/>
            <table:table-cell table:style-name="ce112"/>
            <table:table-cell table:style-name="ce150" table:number-columns-repeated="9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float" office:value="5.3" calcext:value-type="float">
              <text:p>5.3</text:p>
            </table:table-cell>
            <table:table-cell table:style-name="ce28" office:value-type="string" calcext:value-type="string">
              <text:p>Project handover documentation</text:p>
            </table:table-cell>
            <table:table-cell table:style-name="ce28" office:value-type="string" calcext:value-type="string">
              <text:p>Product owner</text:p>
            </table:table-cell>
            <table:table-cell table:number-columns-repeated="2" table:style-name="ce45" office:value-type="date" office:date-value="2022-08-22" calcext:value-type="date">
              <text:p>22/08/22</text:p>
            </table:table-cell>
            <table:table-cell table:style-name="ce50" table:formula="of:=DAYS360([.E116];[.F116])+1" office:value-type="float" office:value="1" calcext:value-type="float">
              <text:p>1</text:p>
            </table:table-cell>
            <table:table-cell table:style-name="ce54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7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  <table:table-row table:style-name="ro2">
            <table:table-cell table:style-name="ce6"/>
            <table:table-cell table:style-name="ce15" office:value-type="float" office:value="5.4" calcext:value-type="float">
              <text:p>5.4</text:p>
            </table:table-cell>
            <table:table-cell table:style-name="ce28" office:value-type="string" calcext:value-type="string">
              <text:p>Finish the project (signature)</text:p>
            </table:table-cell>
            <table:table-cell table:style-name="ce28" office:value-type="string" calcext:value-type="string">
              <text:p>Product owner</text:p>
            </table:table-cell>
            <table:table-cell table:number-columns-repeated="2" table:style-name="ce45" office:value-type="date" office:date-value="2022-08-22" calcext:value-type="date">
              <text:p>22/08/22</text:p>
            </table:table-cell>
            <table:table-cell table:style-name="ce50" table:formula="of:=DAYS360([.E117];[.F117])+1" office:value-type="float" office:value="1" calcext:value-type="float">
              <text:p>1</text:p>
            </table:table-cell>
            <table:table-cell table:style-name="ce55" office:value-type="percentage" office:value="0" calcext:value-type="percentage">
              <text:p>0 %</text:p>
            </table:table-cell>
            <table:table-cell table:style-name="ce99"/>
            <table:table-cell table:style-name="ce105"/>
            <table:table-cell table:style-name="ce111" table:number-columns-repeated="3"/>
            <table:table-cell table:style-name="ce117" table:number-columns-repeated="5"/>
            <table:table-cell table:style-name="ce110" table:number-columns-repeated="4"/>
            <table:table-cell table:style-name="ce111" table:number-columns-repeated="6"/>
            <table:table-cell table:style-name="ce125" table:number-columns-repeated="5"/>
            <table:table-cell table:style-name="ce111" table:number-columns-repeated="10"/>
            <table:table-cell table:style-name="ce141" table:number-columns-repeated="5"/>
            <table:table-cell table:style-name="ce111" table:number-columns-repeated="10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1"/>
            <table:table-cell table:style-name="ce148" table:number-columns-repeated="5"/>
            <table:table-cell table:style-name="ce111" table:number-columns-repeated="4"/>
            <table:table-cell table:style-name="ce150" table:number-columns-repeated="16"/>
            <table:table-cell table:number-columns-repeated="901"/>
          </table:table-row>
        </table:table-row-group>
        <table:table-row table:style-name="ro1" table:number-rows-repeated="3">
          <table:table-cell table:style-name="ce2"/>
          <table:table-cell table:style-name="ce6"/>
          <table:table-cell table:style-name="ce2" table:number-columns-repeated="2"/>
          <table:table-cell table:style-name="ce47" table:number-columns-repeated="4"/>
          <table:table-cell table:style-name="ce2" table:number-columns-repeated="103"/>
          <table:table-cell table:number-columns-repeated="913"/>
        </table:table-row>
        <table:table-row table:style-name="ro6" table:number-rows-repeated="20">
          <table:table-cell table:number-columns-repeated="107"/>
          <table:table-cell table:style-name="ce2" table:number-columns-repeated="4"/>
          <table:table-cell table:number-columns-repeated="913"/>
        </table:table-row>
        <table:table-row table:style-name="ro6" table:number-rows-repeated="90">
          <table:table-cell table:number-columns-repeated="107"/>
          <table:table-cell table:style-name="ce2" table:number-columns-repeated="4"/>
          <table:table-cell table:number-columns-repeated="913"/>
        </table:table-row>
        <table:table-row table:style-name="ro6" table:number-rows-repeated="104834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Gantt Chart'.H12:'Gantt Chart'.H16 'Gantt Chart'.H111:'Gantt Chart'.H117 'Gantt Chart'.H18:'Gantt Chart'.H30 'Gantt Chart'.H40:'Gantt Chart'.H42 'Gantt Chart'.H36:'Gantt Chart'.H36 'Gantt Chart'.H44:'Gantt Chart'.H10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12:'Gantt Chart'.H16 'Gantt Chart'.H111:'Gantt Chart'.H117 'Gantt Chart'.H18:'Gantt Chart'.H30 'Gantt Chart'.H40:'Gantt Chart'.H42 'Gantt Chart'.H36:'Gantt Chart'.H36 'Gantt Chart'.H44:'Gantt Chart'.H10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43:'Gantt Chart'.H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43:'Gantt Chart'.H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47:'Gantt Chart'.H5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47:'Gantt Chart'.H5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51:'Gantt Chart'.H5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51:'Gantt Chart'.H5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55:'Gantt Chart'.H5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55:'Gantt Chart'.H5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59:'Gantt Chart'.H6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59:'Gantt Chart'.H6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63:'Gantt Chart'.H6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63:'Gantt Chart'.H6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67:'Gantt Chart'.H7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67:'Gantt Chart'.H7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71:'Gantt Chart'.H7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71:'Gantt Chart'.H7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75:'Gantt Chart'.H7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75:'Gantt Chart'.H7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79:'Gantt Chart'.H8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79:'Gantt Chart'.H8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83:'Gantt Chart'.H8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83:'Gantt Chart'.H8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87:'Gantt Chart'.H9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87:'Gantt Chart'.H9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91:'Gantt Chart'.H9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91:'Gantt Chart'.H9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95:'Gantt Chart'.H9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95:'Gantt Chart'.H9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99:'Gantt Chart'.H10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99:'Gantt Chart'.H10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103:'Gantt Chart'.H10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103:'Gantt Chart'.H10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111:'Gantt Chart'.H111 'Gantt Chart'.H107:'Gantt Chart'.H10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111:'Gantt Chart'.H111 'Gantt Chart'.H107:'Gantt Chart'.H10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112:'Gantt Chart'.H11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112:'Gantt Chart'.H11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2:'Gantt Chart'.H3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2:'Gantt Chart'.H3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4:'Gantt Chart'.H3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4:'Gantt Chart'.H3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5:'Gantt Chart'.H3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5:'Gantt Chart'.H3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7:'Gantt Chart'.H3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7:'Gantt Chart'.H3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8:'Gantt Chart'.H3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8:'Gantt Chart'.H3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1:'Gantt Chart'.H3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1:'Gantt Chart'.H3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3:'Gantt Chart'.H3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3:'Gantt Chart'.H3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39:'Gantt Chart'.H3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39:'Gantt Chart'.H3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110:'Gantt Chart'.H11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H110:'Gantt Chart'.H11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/</number:text>
      <number:month number:style="long"/>
      <number:text>/</number:text>
      <number:year/>
    </number:date-style>
    <number:number-style style:name="N145">
      <number:text>$</number:text>
      <number:number number:decimal-places="2" loext:min-decimal-places="2" number:min-integer-digits="1" number:grouping="true"/>
    </number:number-style>
    <number:percentage-style style:name="N146">
      <number:number number:decimal-places="0" loext:min-decimal-places="0" number:min-integer-digits="1"/>
      <number:text> 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fico_20_di_20_Gantt" style:display-name="PageStyle_Grafico di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4T02:59:36.833481448</dc:date>
    <meta:editing-duration>PT8M24S</meta:editing-duration>
    <meta:editing-cycles>2</meta:editing-cycles>
    <meta:generator>LibreOffice/6.4.7.2$Linux_X86_64 LibreOffice_project/40$Build-2</meta:generator>
    <meta:document-statistic meta:table-count="1" meta:cell-count="833" meta:object-count="0"/>
  </office:meta>
</office:document-meta>
</file>